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739cm"/>
    </style:style>
    <style:style style:name="co13" style:family="table-column">
      <style:table-column-properties fo:break-before="auto" style:column-width="0.887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4.039cm"/>
    </style:style>
    <style:style style:name="co16" style:family="table-column">
      <style:table-column-properties fo:break-before="auto" style:column-width="3.709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2.986cm"/>
    </style:style>
    <style:style style:name="co19" style:family="table-column">
      <style:table-column-properties fo:break-before="auto" style:column-width="2.759cm"/>
    </style:style>
    <style:style style:name="co20" style:family="table-column">
      <style:table-column-properties fo:break-before="auto" style:column-width="0.296cm"/>
    </style:style>
    <style:style style:name="co21" style:family="table-column">
      <style:table-column-properties fo:break-before="auto" style:column-width="7.945cm"/>
    </style:style>
    <style:style style:name="co22" style:family="table-column">
      <style:table-column-properties fo:break-before="auto" style:column-width="1.182cm"/>
    </style:style>
    <style:style style:name="co23" style:family="table-column">
      <style:table-column-properties fo:break-before="auto" style:column-width="0.82cm"/>
    </style:style>
    <style:style style:name="co24" style:family="table-column">
      <style:table-column-properties fo:break-before="auto" style:column-width="0.984cm"/>
    </style:style>
    <style:style style:name="co25" style:family="table-column">
      <style:table-column-properties fo:break-before="auto" style:column-width="2.79cm"/>
    </style:style>
    <style:style style:name="co26" style:family="table-column">
      <style:table-column-properties fo:break-before="auto" style:column-width="3.842cm"/>
    </style:style>
    <style:style style:name="co27" style:family="table-column">
      <style:table-column-properties fo:break-before="auto" style:column-width="4.464cm"/>
    </style:style>
    <style:style style:name="co28" style:family="table-column">
      <style:table-column-properties fo:break-before="auto" style:column-width="6.205cm"/>
    </style:style>
    <style:style style:name="co29" style:family="table-column">
      <style:table-column-properties fo:break-before="auto" style:column-width="3.577cm"/>
    </style:style>
    <style:style style:name="co30" style:family="table-column">
      <style:table-column-properties fo:break-before="auto" style:column-width="3.514cm"/>
    </style:style>
    <style:style style:name="co31" style:family="table-column">
      <style:table-column-properties fo:break-before="auto" style:column-width="2.103cm"/>
    </style:style>
    <style:style style:name="co32" style:family="table-column">
      <style:table-column-properties fo:break-before="auto" style:column-width="3.678cm"/>
    </style:style>
    <style:style style:name="co33" style:family="table-column">
      <style:table-column-properties fo:break-before="auto" style:column-width="3.35cm"/>
    </style:style>
    <style:style style:name="co34" style:family="table-column">
      <style:table-column-properties fo:break-before="auto" style:column-width="8.012cm"/>
    </style:style>
    <style:style style:name="co35" style:family="table-column">
      <style:table-column-properties fo:break-before="auto" style:column-width="5.419cm"/>
    </style:style>
    <style:style style:name="co36" style:family="table-column">
      <style:table-column-properties fo:break-before="auto" style:column-width="7.059cm"/>
    </style:style>
    <style:style style:name="co37" style:family="table-column">
      <style:table-column-properties fo:break-before="auto" style:column-width="8.668cm"/>
    </style:style>
    <style:style style:name="ro4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1.552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5" style:family="table-row">
      <style:table-row-properties style:row-height="2.499cm" fo:break-before="auto" style:use-optimal-row-height="true"/>
    </style:style>
    <style:style style:name="ro16" style:family="table-row">
      <style:table-row-properties style:row-height="0.658cm" fo:break-before="auto" style:use-optimal-row-height="true"/>
    </style:style>
    <style:style style:name="ro17" style:family="table-row">
      <style:table-row-properties style:row-height="0.624cm" fo:break-before="auto" style:use-optimal-row-height="true"/>
    </style:style>
    <style:style style:name="ro18" style:family="table-row">
      <style:table-row-properties style:row-height="1.184cm" fo:break-before="auto" style:use-optimal-row-height="true"/>
    </style:style>
    <style:style style:name="ro19" style:family="table-row">
      <style:table-row-properties style:row-height="0.623cm" fo:break-before="auto" style:use-optimal-row-height="true"/>
    </style:style>
    <style:style style:name="ta2" style:family="table" style:master-page-name="PageStyle_5f_Шаблоны_20_соотвествие_20_профилю">
      <style:table-properties table:display="true" style:writing-mode="lr-tb"/>
    </style:style>
    <style:style style:name="ta3" style:family="table" style:master-page-name="PageStyle_5f_Автоматизированный_20_расчет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percentage-style style:name="N8011" number:language="ru" number:country="RU">
      <number:number number:decimal-places="2" number:min-integer-digits="1"/>
      <number:text>%</number:text>
    </number:percentage-style>
    <style:style style:name="ce37" style:family="table-cell" style:parent-style-name="Default">
      <style:table-cell-properties fo:background-color="#adb9ca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fo:background-color="#adb9c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3" style:family="table-cell" style:parent-style-name="Обычный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Обычный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Обычный_20_3">
      <style:table-cell-properties style:diagonal-bl-tr="none" style:diagonal-tl-br="none" fo:border="0.035cm solid #000000" style:rotation-align="none"/>
    </style:style>
    <style:style style:name="ce48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0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1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" style:family="table-cell" style:parent-style-name="Default">
      <style:table-cell-properties fo:background-color="#fff2cc" style:diagonal-bl-tr="none" style:diagonal-tl-br="none" fo:border="0.035cm solid #000000" style:rotation-align="none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 style:data-style-name="N8001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5" style:family="table-cell" style:parent-style-name="Default" style:data-style-name="N8001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7" style:family="table-cell" style:parent-style-name="Excel_20_Built-in_20_Percent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8002"/>
    <style:style style:name="ce30" style:family="table-cell" style:parent-style-name="Default">
      <style:table-cell-properties fo:background-color="#ccffcc" style:diagonal-bl-tr="none" style:diagonal-tl-br="none" fo:border="0.002cm solid #000000" style:rotation-align="none"/>
    </style:style>
    <style:style style:name="ce31" style:family="table-cell" style:parent-style-name="Default">
      <style:table-cell-properties fo:background-color="#ccffcc" fo:border="0.002cm solid #000000"/>
    </style:style>
    <style:style style:name="ce32" style:family="table-cell" style:parent-style-name="Default" style:data-style-name="N8001"/>
    <style:style style:name="ce33" style:family="table-cell" style:parent-style-name="Поле_20_сводной_20_таблицы">
      <style:table-cell-properties fo:border-bottom="0.035cm solid #000000" fo:border-left="0.071cm solid #000000" fo:border-right="0.035cm solid #000000" fo:border-top="0.071cm solid #000000"/>
    </style:style>
    <style:style style:name="ce34" style:family="table-cell" style:parent-style-name="Категория_20_сводной_20_таблицы">
      <style:table-cell-properties fo:border-bottom="none" fo:border-left="0.071cm solid #000000" fo:border-right="0.035cm solid #000000" fo:border-top="0.035cm solid #000000"/>
    </style:style>
    <style:style style:name="ce35" style:family="table-cell" style:parent-style-name="Категория_20_сводной_20_таблицы">
      <style:table-cell-properties fo:border-bottom="none" fo:border-left="0.071cm solid #000000" fo:border-right="0.035cm solid #000000" fo:border-top="none"/>
    </style:style>
    <style:style style:name="ce36" style:family="table-cell" style:parent-style-name="Заголовок_20_сводной_20_таблицы">
      <style:table-cell-properties fo:border-bottom="0.071cm solid #000000" fo:border-left="0.071cm solid #000000" fo:border-right="0.035cm solid #000000" fo:border-top="0.035cm solid #000000"/>
    </style:style>
    <style:style style:name="ce52" style:family="table-cell" style:parent-style-name="Excel_20_Built-in_20_Percent">
      <style:table-cell-properties fo:background-color="#c5e0b4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Угол_20_сводной_20_таблицы">
      <style:table-cell-properties fo:border-bottom="0.035cm solid #000000" fo:border-left="0.035cm solid #000000" fo:border-right="0.071cm solid #000000" fo:border-top="0.071cm solid #000000"/>
    </style:style>
    <style:style style:name="ce54" style:family="table-cell" style:parent-style-name="Значение_20_сводной_20_таблицы">
      <style:table-cell-properties fo:border-bottom="none" fo:border-left="0.035cm solid #000000" fo:border-right="0.071cm solid #000000" fo:border-top="0.035cm solid #000000"/>
    </style:style>
    <style:style style:name="ce55" style:family="table-cell" style:parent-style-name="Значение_20_сводной_20_таблицы" style:data-style-name="N1">
      <style:table-cell-properties fo:border-bottom="none" fo:border-left="0.035cm solid #000000" fo:border-right="0.071cm solid #000000" fo:border-top="none"/>
    </style:style>
    <style:style style:name="ce56" style:family="table-cell" style:parent-style-name="Значение_20_сводной_20_таблицы">
      <style:table-cell-properties fo:border-bottom="0.035cm solid #000000" fo:border-left="0.035cm solid #000000" fo:border-right="0.071cm solid #000000" fo:border-top="none"/>
    </style:style>
    <style:style style:name="ce57" style:family="table-cell" style:parent-style-name="Результат_20_сводной_20_таблицы" style:data-style-name="N1">
      <style:table-cell-properties fo:border-bottom="0.071cm solid #000000" fo:border-left="0.035cm solid #000000" fo:border-right="0.071cm solid #000000" fo:border-top="0.035cm solid #000000"/>
    </style:style>
    <style:style style:name="ce58" style:family="table-cell" style:parent-style-name="Default" style:data-style-name="N8000"/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fo:background-color="#ffc000" style:diagonal-bl-tr="none" style:diagonal-tl-br="none" fo:border="0.035cm solid #000000" style:rotation-align="none"/>
    </style:style>
    <style:style style:name="ce62" style:family="table-cell" style:parent-style-name="Default">
      <style:table-cell-properties style:diagonal-bl-tr="none" style:diagonal-tl-br="none" fo:background-color="transparent" fo:border="0.035cm solid #000000" style:rotation-align="none"/>
    </style:style>
    <style:style style:name="ce63" style:family="table-cell" style:parent-style-name="Default">
      <style:table-cell-properties fo:background-color="#ffff00" style:diagonal-bl-tr="none" style:diagonal-tl-br="none" fo:border="0.035cm solid #000000" style:rotation-align="none"/>
    </style:style>
    <style:style style:name="ce64" style:family="table-cell" style:parent-style-name="Default" style:data-style-name="N108"/>
    <style:style style:name="ce65" style:family="table-cell" style:parent-style-name="Default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8001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801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8010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4.26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4.26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5.11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Tahoma" style:font-family-generic-complex="swiss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Tahoma" style:font-family-generic-complex="swiss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Tahoma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втоматизированный расчет" table:style-name="ta3" table:print="false">
        <office:forms form:automatic-focus="false" form:apply-design-mode="false"/>
        <table:table-column table:style-name="co27" table:default-cell-style-name="ce16"/>
        <table:table-column table:style-name="co28" table:default-cell-style-name="ce20"/>
        <table:table-column table:style-name="co29" table:default-cell-style-name="Default"/>
        <table:table-column table:style-name="co30" table:default-cell-style-name="ce26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ce32"/>
        <table:table-column table:style-name="co34" table:default-cell-style-name="Default"/>
        <table:table-column table:style-name="co3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number-columns-repeated="5" table:default-cell-style-name="Default"/>
        <table:table-column table:style-name="co37" table:default-cell-style-name="Default"/>
        <table:table-column table:style-name="co31" table:number-columns-repeated="1005" table:default-cell-style-name="Default"/>
        <table:table-row table:style-name="ro1">
          <table:table-cell table:style-name="Default" office:value-type="string">
            <text:p>Script name</text:p>
          </table:table-cell>
          <table:table-cell table:style-name="Default" office:value-type="string">
            <text:p>transaction rq</text:p>
          </table:table-cell>
          <table:table-cell office:value-type="string">
            <text:p>count</text:p>
          </table:table-cell>
          <table:table-cell table:style-name="Default" office:value-type="string">
            <text:p>VU</text:p>
          </table:table-cell>
          <table:table-cell office:value-type="string">
            <text:p>pacing</text:p>
          </table:table-cell>
          <table:table-cell office:value-type="string">
            <text:p>одним пользователем в минуту</text:p>
          </table:table-cell>
          <table:table-cell office:value-type="string">
            <text:p>Длительность ступени</text:p>
          </table:table-cell>
          <table:table-cell table:style-name="Default" office:value-type="string">
            <text:p>Итого</text:p>
          </table:table-cell>
          <table:table-cell table:style-name="ce33" office:value-type="string">
            <text:p>transaction rq</text:p>
          </table:table-cell>
          <table:table-cell table:style-name="ce53"/>
          <table:table-cell table:number-columns-repeated="2"/>
          <table:table-cell office:value-type="string">
            <text:p>Операция (бизнес процесс)</text:p>
          </table:table-cell>
          <table:table-cell office:value-type="string">
            <text:p>Duration</text:p>
          </table:table-cell>
          <table:table-cell office:value-type="string">
            <text:p>Think_time</text:p>
          </table:table-cell>
          <table:table-cell office:value-type="string">
            <text:p>Duration + Thin_time</text:p>
          </table:table-cell>
          <table:table-cell office:value-type="string">
            <text:p>Pacing</text:p>
          </table:table-cell>
          <table:table-cell office:value-type="string">
            <text:p>VU</text:p>
          </table:table-cell>
          <table:table-cell office:value-type="string">
            <text:p>Количетсво запросов одним пользователем в минуту</text:p>
          </table:table-cell>
          <table:table-cell table:style-name="ce65" office:value-type="string">
            <text:p>Длительность ступени в минутах</text:p>
          </table:table-cell>
          <table:table-cell table:style-name="ce65" office:value-type="string">
            <text:p>Интенсивность операций</text:p>
          </table:table-cell>
          <table:table-cell table:style-name="ce67" office:value-type="string">
            <text:p>% Распределения пользователей</text:p>
          </table:table-cell>
          <table:table-cell/>
          <table:table-cell office:value-type="string">
            <text:p>Всего пользователей на ступени</text:p>
          </table:table-cell>
          <table:table-cell table:number-columns-repeated="1000"/>
        </table:table-row>
        <table:table-row table:style-name="ro1">
          <table:table-cell office:value-type="string">
            <text:p>1_Login</text:p>
          </table:table-cell>
          <table:table-cell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2];[.$M$1:.$W$12];6;0)" office:value-type="float" office:value="3">
            <text:p>3</text:p>
          </table:table-cell>
          <table:table-cell table:formula="of:=VLOOKUP([.A2];[.$M$1:.$W$12];5;0)" office:value-type="float" office:value="180">
            <text:p>180</text:p>
          </table:table-cell>
          <table:table-cell table:style-name="ce29" table:formula="of:=60/[.E2]*[.C2]" office:value-type="float" office:value="0.333333333333333">
            <text:p>0,33</text:p>
          </table:table-cell>
          <table:table-cell table:formula="of:=[.E$32]" office:value-type="float" office:value="60">
            <text:p>60</text:p>
          </table:table-cell>
          <table:table-cell table:formula="of:=[.D2]*[.F2]*[.G2]" office:value-type="float" office:value="60">
            <text:p>60</text:p>
          </table:table-cell>
          <table:table-cell table:style-name="ce34" office:value-type="string">
            <text:p>(пусто)</text:p>
          </table:table-cell>
          <table:table-cell table:style-name="ce54"/>
          <table:table-cell table:style-name="ce58"/>
          <table:table-cell/>
          <table:table-cell office:value-type="string">
            <text:p>1_Login</text:p>
          </table:table-cell>
          <table:table-cell table:style-name="ce61" office:value-type="float" office:value="0.283">
            <office:annotation draw:style-name="gr1" draw:text-style-name="P1" svg:width="3.126cm" svg:height="4.461cm" svg:x="59.192cm" svg:y="0.175cm" draw:caption-point-x="-0.482cm" draw:caption-point-y="0.328cm">
              <dc:date>2021-09-10T00:00:00</dc:date>
              <text:p text:style-name="P1"><text:span text:style-name="T1">Microsoft Office User:</text:span></text:p>
              <text:p text:style-name="P1"><text:span text:style-name="T2">Duration - заполняется на основе данных после выполнения итерации соотвествующего скрипта в Vugen'е</text:span></text:p>
            </office:annotation>
            <text:p>0,283</text:p>
          </table:table-cell>
          <table:table-cell table:style-name="ce61" office:value-type="float" office:value="10">
            <office:annotation draw:style-name="gr1" draw:text-style-name="P1" svg:width="3.127cm" svg:height="4.461cm" svg:x="61.286cm" svg:y="0.175cm" draw:caption-point-x="-0.482cm" draw:caption-point-y="0.328cm">
              <dc:date>2021-09-10T00:00:00</dc:date>
              <text:p text:style-name="P1"><text:span text:style-name="T1">Microsoft Office User:</text:span></text:p>
              <text:p text:style-name="P1"><text:span text:style-name="T2">ThinkTime - заполнятеся на основе ThinkTime'ов по выполнению одной итерации соотвествующего скрипта в Vugen'е</text:span></text:p>
            </office:annotation>
            <text:p>10</text:p>
          </table:table-cell>
          <table:table-cell table:style-name="ce62" table:formula="of:=[.N2]+[.O2]" office:value-type="float" office:value="10.283">
            <office:annotation draw:style-name="gr1" draw:text-style-name="P1" svg:width="3.127cm" svg:height="4.461cm" svg:x="63.381cm" svg:y="0.175cm" draw:caption-point-x="-0.482cm" draw:caption-point-y="0.328cm">
              <dc:date>2021-09-10T00:00:00</dc:date>
              <text:p text:style-name="P1"><text:span text:style-name="T1">Microsoft Office User:</text:span></text:p>
              <text:p text:style-name="P1"><text:span text:style-name="T2">Общая длительность одной итерации скрипта ThinkTime + Duration, считается автоматически</text:span></text:p>
            </office:annotation>
            <text:p>10,283</text:p>
          </table:table-cell>
          <table:table-cell table:style-name="ce63" office:value-type="float" office:value="180">
            <office:annotation draw:style-name="gr2" draw:text-style-name="P1" svg:width="5.269cm" svg:height="4.463cm" svg:x="65.476cm" svg:y="0.175cm" draw:caption-point-x="-0.482cm" draw:caption-point-y="0.328cm">
              <dc:date>2021-09-10T00:00:00</dc:date>
              <text:p text:style-name="P1"><text:span text:style-name="T1">Microsoft Office User:</text:span></text:p>
              <text:p text:style-name="P1"><text:span text:style-name="T2">Pacing не должен быть меньше чем Duration + think time (столбец Q). Изначально считается как Duration + think time * 2 (коэф запаса времени), далее подгоняется вручную</text:span></text:p>
            </office:annotation>
            <text:p>180</text:p>
          </table:table-cell>
          <table:table-cell table:style-name="ce63" office:value-type="float" office:value="3">
            <office:annotation draw:style-name="gr3" draw:text-style-name="P1" svg:width="3.652cm" svg:height="5.313cm" svg:x="67.57cm" svg:y="0.175cm" draw:caption-point-x="-0.482cm" draw:caption-point-y="0.328cm">
              <dc:date>2021-09-10T00:00:00</dc:date>
              <text:p text:style-name="P1"><text:span text:style-name="T1">Microsoft Office User:</text:span></text:p>
              <text:p text:style-name="P1"><text:span text:style-name="T2">Количество пользователей для конкретного скрипта, заполняется вручную, сумма всех пользователей для 100% профиля не должна превышать 10.</text:span></text:p>
            </office:annotation>
            <text:p>3</text:p>
          </table:table-cell>
          <table:table-cell table:style-name="ce64" table:formula="of:=60/([.Q2])" office:value-type="float" office:value="0.333333333333333">
            <text:p>0,3333</text:p>
          </table:table-cell>
          <table:table-cell table:style-name="ce65" office:value-type="float" office:value="20">
            <text:p>20</text:p>
          </table:table-cell>
          <table:table-cell table:style-name="ce66" table:formula="of:=ROUND([.R2]*[.S2]*[.T2];0)" office:value-type="float" office:value="20">
            <text:p>20</text:p>
          </table:table-cell>
          <table:table-cell table:style-name="ce68" table:formula="of:=[.R2]/[.W$2]" office:value-type="percentage" office:value="0.3">
            <text:p>30%</text:p>
          </table:table-cell>
          <table:table-cell table:formula="of:=SUM([.R2:.R9])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string">
            <text:p>1_Login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3];[.$M$1:.$W$12];6;0)" office:value-type="float" office:value="3">
            <text:p>3</text:p>
          </table:table-cell>
          <table:table-cell table:formula="of:=VLOOKUP([.A3];[.$M$1:.$W$12];5;0)" office:value-type="float" office:value="180">
            <text:p>180</text:p>
          </table:table-cell>
          <table:table-cell table:style-name="ce29" table:formula="of:=60/[.E3]*[.C3]" office:value-type="float" office:value="0.333333333333333">
            <text:p>0,33</text:p>
          </table:table-cell>
          <table:table-cell table:formula="of:=[.E$32]" office:value-type="float" office:value="60">
            <text:p>60</text:p>
          </table:table-cell>
          <table:table-cell table:formula="of:=[.D3]*[.F3]*[.G3]" office:value-type="float" office:value="60">
            <text:p>60</text:p>
          </table:table-cell>
          <table:table-cell table:style-name="ce35" office:value-type="string">
            <text:p>ChooseTicket_rnd</text:p>
          </table:table-cell>
          <table:table-cell table:style-name="ce55" office:value-type="float" office:value="276">
            <text:p>276</text:p>
          </table:table-cell>
          <table:table-cell table:style-name="ce58"/>
          <table:table-cell/>
          <table:table-cell office:value-type="string">
            <text:p>2_Looking_For_Ticket</text:p>
          </table:table-cell>
          <table:table-cell table:style-name="ce61" office:value-type="float" office:value="0.669">
            <text:p>0,669</text:p>
          </table:table-cell>
          <table:table-cell table:style-name="ce61" office:value-type="float" office:value="12">
            <text:p>12</text:p>
          </table:table-cell>
          <table:table-cell table:style-name="ce62" table:formula="of:=[.N3]+[.O3]" office:value-type="float" office:value="12.669">
            <text:p>12,669</text:p>
          </table:table-cell>
          <table:table-cell table:style-name="ce63" office:value-type="float" office:value="75">
            <text:p>75</text:p>
          </table:table-cell>
          <table:table-cell table:style-name="ce63" office:value-type="float" office:value="2">
            <text:p>2</text:p>
          </table:table-cell>
          <table:table-cell table:style-name="ce64" table:formula="of:=60/([.Q2])" office:value-type="float" office:value="0.333333333333333">
            <text:p>0,3333</text:p>
          </table:table-cell>
          <table:table-cell table:style-name="ce65"/>
          <table:table-cell table:style-name="ce66"/>
          <table:table-cell table:style-name="ce68"/>
          <table:table-cell table:number-columns-repeated="1002"/>
        </table:table-row>
        <table:table-row table:style-name="ro1">
          <table:table-cell office:value-type="string">
            <text:p>1_Login</text:p>
          </table:table-cell>
          <table:table-cell office:value-type="string">
            <text:p>Itinerary</text:p>
          </table:table-cell>
          <table:table-cell office:value-type="float" office:value="0">
            <text:p>0</text:p>
          </table:table-cell>
          <table:table-cell table:formula="of:=VLOOKUP([.A4];[.$M$1:.$W$12];6;0)" office:value-type="float" office:value="3">
            <text:p>3</text:p>
          </table:table-cell>
          <table:table-cell table:formula="of:=VLOOKUP([.A4];[.$M$1:.$W$12];5;0)" office:value-type="float" office:value="180">
            <text:p>180</text:p>
          </table:table-cell>
          <table:table-cell table:style-name="ce29" table:formula="of:=60/[.E4]*[.C4]" office:value-type="float" office:value="0">
            <text:p>0,00</text:p>
          </table:table-cell>
          <table:table-cell table:formula="of:=[.E$32]" office:value-type="float" office:value="60">
            <text:p>60</text:p>
          </table:table-cell>
          <table:table-cell table:formula="of:=[.D4]*[.F4]*[.G4]" office:value-type="float" office:value="0">
            <text:p>0</text:p>
          </table:table-cell>
          <table:table-cell table:style-name="ce35" office:value-type="string">
            <text:p>ChooseTicketForDelete</text:p>
          </table:table-cell>
          <table:table-cell table:style-name="ce55" office:value-type="float" office:value="75">
            <text:p>75</text:p>
          </table:table-cell>
          <table:table-cell table:style-name="ce58"/>
          <table:table-cell/>
          <table:table-cell office:value-type="string">
            <text:p>3_Buying_ticket</text:p>
          </table:table-cell>
          <table:table-cell table:style-name="ce61" office:value-type="float" office:value="0.669">
            <text:p>0,669</text:p>
          </table:table-cell>
          <table:table-cell table:style-name="ce61" office:value-type="float" office:value="20">
            <text:p>20</text:p>
          </table:table-cell>
          <table:table-cell table:style-name="ce62" table:formula="of:=[.N4]+[.O4]" office:value-type="float" office:value="20.669">
            <text:p>20,669</text:p>
          </table:table-cell>
          <table:table-cell table:style-name="ce63" office:value-type="float" office:value="40">
            <text:p>40</text:p>
          </table:table-cell>
          <table:table-cell table:style-name="ce63" office:value-type="float" office:value="2">
            <text:p>2</text:p>
          </table:table-cell>
          <table:table-cell table:style-name="ce64" table:formula="of:=60/([.Q3])" office:value-type="float" office:value="0.8">
            <text:p>0,80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3]*[.S4]*[.T4];0)" office:value-type="float" office:value="32">
            <text:p>32</text:p>
          </table:table-cell>
          <table:table-cell table:style-name="ce68" table:formula="of:=[.R3]/[.W$2]" office:value-type="percentage" office:value="0.2">
            <text:p>20%</text:p>
          </table:table-cell>
          <table:table-cell table:number-columns-repeated="1002"/>
        </table:table-row>
        <table:table-row table:style-name="ro1">
          <table:table-cell office:value-type="string">
            <text:p>1_Login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5];[.$M$1:.$W$12];6;0)" office:value-type="float" office:value="3">
            <text:p>3</text:p>
          </table:table-cell>
          <table:table-cell table:formula="of:=VLOOKUP([.A5];[.$M$1:.$W$12];5;0)" office:value-type="float" office:value="180">
            <text:p>180</text:p>
          </table:table-cell>
          <table:table-cell table:style-name="ce29" table:formula="of:=60/[.E5]*[.C5]" office:value-type="float" office:value="0.333333333333333">
            <text:p>0,33</text:p>
          </table:table-cell>
          <table:table-cell table:formula="of:=[.E$32]" office:value-type="float" office:value="60">
            <text:p>60</text:p>
          </table:table-cell>
          <table:table-cell table:formula="of:=[.D5]*[.F5]*[.G5]" office:value-type="float" office:value="60">
            <text:p>60</text:p>
          </table:table-cell>
          <table:table-cell table:style-name="ce35" office:value-type="string">
            <text:p>ContinueButton</text:p>
          </table:table-cell>
          <table:table-cell table:style-name="ce55" office:value-type="float" office:value="96.6442953020134">
            <text:p>97</text:p>
          </table:table-cell>
          <table:table-cell table:style-name="ce58"/>
          <table:table-cell/>
          <table:table-cell office:value-type="string">
            <text:p>4_Delete_Ticket</text:p>
          </table:table-cell>
          <table:table-cell table:style-name="ce61" office:value-type="float" office:value="0.573">
            <text:p>0,573</text:p>
          </table:table-cell>
          <table:table-cell table:style-name="ce61" office:value-type="float" office:value="20">
            <text:p>20</text:p>
          </table:table-cell>
          <table:table-cell table:style-name="ce62" table:formula="of:=[.N5]+[.O5]" office:value-type="float" office:value="20.573">
            <text:p>20,573</text:p>
          </table:table-cell>
          <table:table-cell table:style-name="ce63" office:value-type="float" office:value="48">
            <text:p>48</text:p>
          </table:table-cell>
          <table:table-cell table:style-name="ce63" office:value-type="float" office:value="1">
            <text:p>1</text:p>
          </table:table-cell>
          <table:table-cell table:style-name="ce64" table:formula="of:=60/([.Q4])" office:value-type="float" office:value="1.5">
            <text:p>1,50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4]*[.S5]*[.T5];0)" office:value-type="float" office:value="60">
            <text:p>60</text:p>
          </table:table-cell>
          <table:table-cell table:style-name="ce68" table:formula="of:=[.R4]/[.W$2]" office:value-type="percentage" office:value="0.2">
            <text:p>20%</text:p>
          </table:table-cell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Main Page</text:p>
          </table:table-cell>
          <table:table-cell office:value-type="float" office:value="1">
            <text:p>1</text:p>
          </table:table-cell>
          <table:table-cell table:formula="of:=VLOOKUP([.A6];[.$M$1:.$W$12];6;0)" office:value-type="float" office:value="2">
            <text:p>2</text:p>
          </table:table-cell>
          <table:table-cell table:formula="of:=VLOOKUP([.A6];[.$M$1:.$W$12];5;0)" office:value-type="float" office:value="75">
            <text:p>75</text:p>
          </table:table-cell>
          <table:table-cell table:style-name="ce29" table:formula="of:=60/[.E6]*[.C6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6]*[.F6]*[.G6]" office:value-type="float" office:value="96">
            <text:p>96</text:p>
          </table:table-cell>
          <table:table-cell table:style-name="ce35" office:value-type="string">
            <text:p>FillingForm</text:p>
          </table:table-cell>
          <table:table-cell table:style-name="ce55" office:value-type="float" office:value="96.6442953020134">
            <text:p>97</text:p>
          </table:table-cell>
          <table:table-cell table:style-name="ce58"/>
          <table:table-cell/>
          <table:table-cell office:value-type="string">
            <text:p>5_Sign_Up</text:p>
          </table:table-cell>
          <table:table-cell table:style-name="ce61" office:value-type="float" office:value="0.509">
            <text:p>0,509</text:p>
          </table:table-cell>
          <table:table-cell table:style-name="ce61" office:value-type="float" office:value="15">
            <text:p>15</text:p>
          </table:table-cell>
          <table:table-cell table:style-name="ce62" office:value-type="float" office:value="15.5">
            <text:p>15,5</text:p>
          </table:table-cell>
          <table:table-cell table:style-name="ce63" office:value-type="float" office:value="74.5">
            <text:p>74,5</text:p>
          </table:table-cell>
          <table:table-cell table:style-name="ce63" office:value-type="float" office:value="2">
            <text:p>2</text:p>
          </table:table-cell>
          <table:table-cell table:style-name="ce64" table:formula="of:=60/([.Q5])" office:value-type="float" office:value="1.25">
            <text:p>1,25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5]*[.S6]*[.T6];0)" office:value-type="float" office:value="25">
            <text:p>25</text:p>
          </table:table-cell>
          <table:table-cell table:style-name="ce68" table:formula="of:=[.R5]/[.W$2]" office:value-type="percentage" office:value="0.1">
            <text:p>10%</text:p>
          </table:table-cell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7];[.$M$1:.$W$12];6;0)" office:value-type="float" office:value="2">
            <text:p>2</text:p>
          </table:table-cell>
          <table:table-cell table:formula="of:=VLOOKUP([.A7];[.$M$1:.$W$12];5;0)" office:value-type="float" office:value="75">
            <text:p>75</text:p>
          </table:table-cell>
          <table:table-cell table:style-name="ce29" table:formula="of:=60/[.E7]*[.C7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7]*[.F7]*[.G7]" office:value-type="float" office:value="96">
            <text:p>96</text:p>
          </table:table-cell>
          <table:table-cell table:style-name="ce35" office:value-type="string">
            <text:p>FindFlight_rnd</text:p>
          </table:table-cell>
          <table:table-cell table:style-name="ce55" office:value-type="float" office:value="276">
            <text:p>276</text:p>
          </table:table-cell>
          <table:table-cell table:style-name="ce58"/>
          <table:table-cell table:number-columns-repeated="2"/>
          <table:table-cell table:style-name="ce61" table:number-columns-repeated="2"/>
          <table:table-cell table:style-name="ce62"/>
          <table:table-cell table:style-name="ce63" table:number-columns-repeated="2"/>
          <table:table-cell table:style-name="ce64" table:formula="of:=60/([.Q6])" office:value-type="float" office:value="0.805369127516778">
            <text:p>0,8054</text:p>
          </table:table-cell>
          <table:table-cell table:style-name="ce65" office:value-type="float" office:value="20">
            <text:p>20</text:p>
          </table:table-cell>
          <table:table-cell table:style-name="ce66" table:formula="of:=ROUND([.R6]*[.S7]*[.T7];0)" office:value-type="float" office:value="32">
            <text:p>32</text:p>
          </table:table-cell>
          <table:table-cell table:style-name="ce68" table:formula="of:=[.R6]/[.W$2]" office:value-type="percentage" office:value="0.2">
            <text:p>20%</text:p>
          </table:table-cell>
          <table:table-cell table:number-columns-repeated="1002"/>
        </table:table-row>
        <table:table-row table:style-name="ro9">
          <table:table-cell office:value-type="string">
            <text:p>2_Looking_For_Ticket</text:p>
          </table:table-cell>
          <table:table-cell office:value-type="string">
            <text:p>Flights</text:p>
          </table:table-cell>
          <table:table-cell office:value-type="float" office:value="1">
            <text:p>1</text:p>
          </table:table-cell>
          <table:table-cell table:formula="of:=VLOOKUP([.A8];[.$M$1:.$W$12];6;0)" office:value-type="float" office:value="2">
            <text:p>2</text:p>
          </table:table-cell>
          <table:table-cell table:formula="of:=VLOOKUP([.A8];[.$M$1:.$W$12];5;0)" office:value-type="float" office:value="75">
            <text:p>75</text:p>
          </table:table-cell>
          <table:table-cell table:style-name="ce29" table:formula="of:=60/[.E8]*[.C8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8]*[.F8]*[.G8]" office:value-type="float" office:value="96">
            <text:p>96</text:p>
          </table:table-cell>
          <table:table-cell table:style-name="ce35" office:value-type="string">
            <text:p>Flights</text:p>
          </table:table-cell>
          <table:table-cell table:style-name="ce55" office:value-type="float" office:value="276">
            <text:p>276</text:p>
          </table:table-cell>
          <table:table-cell table:style-name="ce58"/>
          <table:table-cell table:number-columns-repeated="1013"/>
        </table:table-row>
        <table:table-row table:style-name="ro9">
          <table:table-cell office:value-type="string">
            <text:p>2_Looking_For_Ticket</text:p>
          </table:table-cell>
          <table:table-cell office:value-type="string">
            <text:p>FindFlight_rnd</text:p>
          </table:table-cell>
          <table:table-cell office:value-type="float" office:value="1">
            <text:p>1</text:p>
          </table:table-cell>
          <table:table-cell table:formula="of:=VLOOKUP([.A9];[.$M$1:.$W$12];6;0)" office:value-type="float" office:value="2">
            <text:p>2</text:p>
          </table:table-cell>
          <table:table-cell table:formula="of:=VLOOKUP([.A9];[.$M$1:.$W$12];5;0)" office:value-type="float" office:value="75">
            <text:p>75</text:p>
          </table:table-cell>
          <table:table-cell table:style-name="ce29" table:formula="of:=60/[.E9]*[.C9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9]*[.F9]*[.G9]" office:value-type="float" office:value="96">
            <text:p>96</text:p>
          </table:table-cell>
          <table:table-cell table:style-name="ce35" office:value-type="string">
            <text:p>Itinerary</text:p>
          </table:table-cell>
          <table:table-cell table:style-name="ce55" office:value-type="float" office:value="267">
            <text:p>267</text:p>
          </table:table-cell>
          <table:table-cell table:style-name="ce58"/>
          <table:table-cell table:number-columns-repeated="1013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ChooseTicket_rnd</text:p>
          </table:table-cell>
          <table:table-cell office:value-type="float" office:value="1">
            <text:p>1</text:p>
          </table:table-cell>
          <table:table-cell table:formula="of:=VLOOKUP([.A10];[.$M$1:.$W$12];6;0)" office:value-type="float" office:value="2">
            <text:p>2</text:p>
          </table:table-cell>
          <table:table-cell table:formula="of:=VLOOKUP([.A10];[.$M$1:.$W$12];5;0)" office:value-type="float" office:value="75">
            <text:p>75</text:p>
          </table:table-cell>
          <table:table-cell table:style-name="ce29" table:formula="of:=60/[.E10]*[.C10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10]*[.F10]*[.G10]" office:value-type="float" office:value="96">
            <text:p>96</text:p>
          </table:table-cell>
          <table:table-cell table:style-name="ce35" office:value-type="string">
            <text:p>Login</text:p>
          </table:table-cell>
          <table:table-cell table:style-name="ce55" office:value-type="float" office:value="411">
            <text:p>411</text:p>
          </table:table-cell>
          <table:table-cell table:style-name="ce58"/>
          <table:table-cell table:number-columns-repeated="8"/>
          <table:table-cell table:style-name="ce65"/>
          <table:table-cell table:style-name="ce66"/>
          <table:table-cell table:style-name="ce69"/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11];[.$M$1:.$W$12];6;0)" office:value-type="float" office:value="2">
            <text:p>2</text:p>
          </table:table-cell>
          <table:table-cell table:formula="of:=VLOOKUP([.A11];[.$M$1:.$W$12];5;0)" office:value-type="float" office:value="75">
            <text:p>75</text:p>
          </table:table-cell>
          <table:table-cell table:style-name="ce29" table:formula="of:=60/[.E11]*[.C11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11]*[.F11]*[.G11]" office:value-type="float" office:value="96">
            <text:p>96</text:p>
          </table:table-cell>
          <table:table-cell table:style-name="ce35" office:value-type="string">
            <text:p>Main Page</text:p>
          </table:table-cell>
          <table:table-cell table:style-name="ce55" office:value-type="float" office:value="96">
            <text:p>96</text:p>
          </table:table-cell>
          <table:table-cell table:style-name="ce58"/>
          <table:table-cell table:number-columns-repeated="8"/>
          <table:table-cell table:style-name="ce65"/>
          <table:table-cell table:style-name="ce66"/>
          <table:table-cell table:style-name="ce69"/>
          <table:table-cell table:number-columns-repeated="1002"/>
        </table:table-row>
        <table:table-row table:style-name="ro9">
          <table:table-cell office:value-type="string">
            <text:p>2_Looking_For_Ticket</text:p>
          </table:table-cell>
          <table:table-cell office:value-type="string">
            <text:p>Itinerary</text:p>
          </table:table-cell>
          <table:table-cell office:value-type="float" office:value="2">
            <text:p>2</text:p>
          </table:table-cell>
          <table:table-cell table:formula="of:=VLOOKUP([.A12];[.$M$1:.$W$12];6;0)" office:value-type="float" office:value="2">
            <text:p>2</text:p>
          </table:table-cell>
          <table:table-cell table:formula="of:=VLOOKUP([.A12];[.$M$1:.$W$12];5;0)" office:value-type="float" office:value="75">
            <text:p>75</text:p>
          </table:table-cell>
          <table:table-cell table:style-name="ce29" table:formula="of:=60/[.E12]*[.C12]" office:value-type="float" office:value="1.6">
            <text:p>1,60</text:p>
          </table:table-cell>
          <table:table-cell table:formula="of:=[.E$32]" office:value-type="float" office:value="60">
            <text:p>60</text:p>
          </table:table-cell>
          <table:table-cell table:formula="of:=[.D12]*[.F12]*[.G12]" office:value-type="float" office:value="192">
            <text:p>192</text:p>
          </table:table-cell>
          <table:table-cell table:style-name="ce35" office:value-type="string">
            <text:p>MainPage</text:p>
          </table:table-cell>
          <table:table-cell table:style-name="ce55" office:value-type="float" office:value="508.288590604027">
            <text:p>508</text:p>
          </table:table-cell>
          <table:table-cell table:style-name="ce58"/>
          <table:table-cell table:number-columns-repeated="1013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13];[.$M$1:.$W$12];6;0)" office:value-type="float" office:value="2">
            <text:p>2</text:p>
          </table:table-cell>
          <table:table-cell table:formula="of:=VLOOKUP([.A13];[.$M$1:.$W$12];5;0)" office:value-type="float" office:value="40">
            <text:p>40</text:p>
          </table:table-cell>
          <table:table-cell table:style-name="ce29" table:formula="of:=60/[.E13]*[.C13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3]*[.F13]*[.G13]" office:value-type="float" office:value="180">
            <text:p>180</text:p>
          </table:table-cell>
          <table:table-cell table:style-name="ce35" office:value-type="string">
            <text:p>PaymentDetails</text:p>
          </table:table-cell>
          <table:table-cell table:style-name="ce55" office:value-type="float" office:value="180">
            <text:p>180</text:p>
          </table:table-cell>
          <table:table-cell table:style-name="ce58"/>
          <table:table-cell table:number-columns-repeated="6"/>
          <table:table-cell table:formula="of:=SUM([.R2:.R8])" office:value-type="float" office:value="10">
            <text:p>10</text:p>
          </table:table-cell>
          <table:table-cell table:number-columns-repeated="1006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14];[.$M$1:.$W$12];6;0)" office:value-type="float" office:value="2">
            <text:p>2</text:p>
          </table:table-cell>
          <table:table-cell table:formula="of:=VLOOKUP([.A14];[.$M$1:.$W$12];5;0)" office:value-type="float" office:value="40">
            <text:p>40</text:p>
          </table:table-cell>
          <table:table-cell table:style-name="ce29" table:formula="of:=60/[.E14]*[.C14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4]*[.F14]*[.G14]" office:value-type="float" office:value="180">
            <text:p>180</text:p>
          </table:table-cell>
          <table:table-cell table:style-name="ce35" office:value-type="string">
            <text:p>SignOff</text:p>
          </table:table-cell>
          <table:table-cell table:style-name="ce55" office:value-type="float" office:value="327.644295302013">
            <text:p>328</text:p>
          </table:table-cell>
          <table:table-cell table:number-columns-repeated="1014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Flights</text:p>
          </table:table-cell>
          <table:table-cell office:value-type="float" office:value="1">
            <text:p>1</text:p>
          </table:table-cell>
          <table:table-cell table:formula="of:=VLOOKUP([.A15];[.$M$1:.$W$12];6;0)" office:value-type="float" office:value="2">
            <text:p>2</text:p>
          </table:table-cell>
          <table:table-cell table:formula="of:=VLOOKUP([.A15];[.$M$1:.$W$12];5;0)" office:value-type="float" office:value="40">
            <text:p>40</text:p>
          </table:table-cell>
          <table:table-cell table:style-name="ce29" table:formula="of:=60/[.E15]*[.C15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5]*[.F15]*[.G15]" office:value-type="float" office:value="180">
            <text:p>180</text:p>
          </table:table-cell>
          <table:table-cell table:style-name="ce35" office:value-type="float" office:value="173.3333333333">
            <text:p>173,3333333333</text:p>
          </table:table-cell>
          <table:table-cell table:style-name="ce55" office:value-type="float" office:value="253">
            <text:p>253</text:p>
          </table:table-cell>
          <table:table-cell table:number-columns-repeated="1014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FindFlight_rnd</text:p>
          </table:table-cell>
          <table:table-cell office:value-type="float" office:value="1">
            <text:p>1</text:p>
          </table:table-cell>
          <table:table-cell table:formula="of:=VLOOKUP([.A16];[.$M$1:.$W$12];6;0)" office:value-type="float" office:value="2">
            <text:p>2</text:p>
          </table:table-cell>
          <table:table-cell table:formula="of:=VLOOKUP([.A16];[.$M$1:.$W$12];5;0)" office:value-type="float" office:value="40">
            <text:p>40</text:p>
          </table:table-cell>
          <table:table-cell table:style-name="ce29" table:formula="of:=60/[.E16]*[.C16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6]*[.F16]*[.G16]" office:value-type="float" office:value="180">
            <text:p>180</text:p>
          </table:table-cell>
          <table:table-cell table:style-name="ce35" office:value-type="string">
            <text:p>Интенсивность по статистике запросов / 20 мин.</text:p>
          </table:table-cell>
          <table:table-cell table:style-name="ce56"/>
          <table:table-cell table:number-columns-repeated="1014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ChooseTicket_rnd</text:p>
          </table:table-cell>
          <table:table-cell office:value-type="float" office:value="1">
            <text:p>1</text:p>
          </table:table-cell>
          <table:table-cell table:formula="of:=VLOOKUP([.A17];[.$M$1:.$W$12];6;0)" office:value-type="float" office:value="2">
            <text:p>2</text:p>
          </table:table-cell>
          <table:table-cell table:formula="of:=VLOOKUP([.A17];[.$M$1:.$W$12];5;0)" office:value-type="float" office:value="40">
            <text:p>40</text:p>
          </table:table-cell>
          <table:table-cell table:style-name="ce29" table:formula="of:=60/[.E17]*[.C17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7]*[.F17]*[.G17]" office:value-type="float" office:value="180">
            <text:p>180</text:p>
          </table:table-cell>
          <table:table-cell table:style-name="ce36" office:value-type="string">
            <text:p>Итог Результат</text:p>
          </table:table-cell>
          <table:table-cell table:style-name="ce57" office:value-type="float" office:value="3139.22147651007">
            <text:p>3139</text:p>
          </table:table-cell>
          <table:table-cell table:number-columns-repeated="1014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Itinerary</text:p>
          </table:table-cell>
          <table:table-cell office:value-type="float" office:value="0">
            <text:p>0</text:p>
          </table:table-cell>
          <table:table-cell table:formula="of:=VLOOKUP([.A18];[.$M$1:.$W$12];6;0)" office:value-type="float" office:value="2">
            <text:p>2</text:p>
          </table:table-cell>
          <table:table-cell table:formula="of:=VLOOKUP([.A18];[.$M$1:.$W$12];5;0)" office:value-type="float" office:value="40">
            <text:p>40</text:p>
          </table:table-cell>
          <table:table-cell table:style-name="ce29" table:formula="of:=60/[.E18]*[.C18]" office:value-type="float" office:value="0">
            <text:p>0,00</text:p>
          </table:table-cell>
          <table:table-cell table:formula="of:=[.E$32]" office:value-type="float" office:value="60">
            <text:p>60</text:p>
          </table:table-cell>
          <table:table-cell table:formula="of:=[.D18]*[.F18]*[.G18]" office:value-type="float" office:value="0">
            <text:p>0</text:p>
          </table:table-cell>
          <table:table-cell table:number-columns-repeated="1016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PaymentDetails</text:p>
          </table:table-cell>
          <table:table-cell office:value-type="float" office:value="1">
            <text:p>1</text:p>
          </table:table-cell>
          <table:table-cell table:formula="of:=VLOOKUP([.A19];[.$M$1:.$W$12];6;0)" office:value-type="float" office:value="2">
            <text:p>2</text:p>
          </table:table-cell>
          <table:table-cell table:formula="of:=VLOOKUP([.A19];[.$M$1:.$W$12];5;0)" office:value-type="float" office:value="40">
            <text:p>40</text:p>
          </table:table-cell>
          <table:table-cell table:style-name="ce29" table:formula="of:=60/[.E19]*[.C19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9]*[.F19]*[.G19]" office:value-type="float" office:value="180">
            <text:p>180</text:p>
          </table:table-cell>
          <table:table-cell table:number-columns-repeated="1016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SignOff</text:p>
          </table:table-cell>
          <table:table-cell office:value-type="float" office:value="0">
            <text:p>0</text:p>
          </table:table-cell>
          <table:table-cell table:formula="of:=VLOOKUP([.A20];[.$M$1:.$W$12];6;0)" office:value-type="float" office:value="2">
            <text:p>2</text:p>
          </table:table-cell>
          <table:table-cell table:formula="of:=VLOOKUP([.A20];[.$M$1:.$W$12];5;0)" office:value-type="float" office:value="40">
            <text:p>40</text:p>
          </table:table-cell>
          <table:table-cell table:style-name="ce29" table:formula="of:=60/[.E20]*[.C20]" office:value-type="float" office:value="0">
            <text:p>0,00</text:p>
          </table:table-cell>
          <table:table-cell table:formula="of:=[.E$32]" office:value-type="float" office:value="60">
            <text:p>60</text:p>
          </table:table-cell>
          <table:table-cell table:formula="of:=[.D20]*[.F20]*[.G20]" office:value-type="float" office:value="0">
            <text:p>0</text:p>
          </table:table-cell>
          <table:table-cell table:number-columns-repeated="1016"/>
        </table:table-row>
        <table:table-row table:style-name="ro9">
          <table:table-cell office:value-type="string">
            <text:p>4_Delete_Ticket</text:p>
          </table:table-cell>
          <table:table-cell table:style-name="ce21"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21];[.$M$1:.$W$12];6;0)" office:value-type="float" office:value="1">
            <text:p>1</text:p>
          </table:table-cell>
          <table:table-cell table:formula="of:=VLOOKUP([.A21];[.$M$1:.$W$12];5;0)" office:value-type="float" office:value="48">
            <text:p>48</text:p>
          </table:table-cell>
          <table:table-cell table:style-name="ce29" table:formula="of:=60/[.E21]*[.C21]" office:value-type="float" office:value="1.25">
            <text:p>1,25</text:p>
          </table:table-cell>
          <table:table-cell table:formula="of:=[.E$32]" office:value-type="float" office:value="60">
            <text:p>60</text:p>
          </table:table-cell>
          <table:table-cell table:formula="of:=[.D21]*[.F21]*[.G21]" office:value-type="float" office:value="75">
            <text:p>75</text:p>
          </table:table-cell>
          <table:table-cell table:number-columns-repeated="1016"/>
        </table:table-row>
        <table:table-row table:style-name="ro9">
          <table:table-cell office:value-type="string">
            <text:p>4_Delete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22];[.$M$1:.$W$12];6;0)" office:value-type="float" office:value="1">
            <text:p>1</text:p>
          </table:table-cell>
          <table:table-cell table:formula="of:=VLOOKUP([.A22];[.$M$1:.$W$12];5;0)" office:value-type="float" office:value="48">
            <text:p>48</text:p>
          </table:table-cell>
          <table:table-cell table:style-name="ce29" table:formula="of:=60/[.E22]*[.C22]" office:value-type="float" office:value="1.25">
            <text:p>1,25</text:p>
          </table:table-cell>
          <table:table-cell table:formula="of:=[.E$32]" office:value-type="float" office:value="60">
            <text:p>60</text:p>
          </table:table-cell>
          <table:table-cell table:formula="of:=[.D22]*[.F22]*[.G22]" office:value-type="float" office:value="75">
            <text:p>75</text:p>
          </table:table-cell>
          <table:table-cell table:number-columns-repeated="1016"/>
        </table:table-row>
        <table:table-row table:style-name="ro9">
          <table:table-cell office:value-type="string">
            <text:p>4_Delete_Ticket</text:p>
          </table:table-cell>
          <table:table-cell office:value-type="string">
            <text:p>Itinerary</text:p>
          </table:table-cell>
          <table:table-cell office:value-type="float" office:value="1">
            <text:p>1</text:p>
          </table:table-cell>
          <table:table-cell table:formula="of:=VLOOKUP([.A23];[.$M$1:.$W$12];6;0)" office:value-type="float" office:value="1">
            <text:p>1</text:p>
          </table:table-cell>
          <table:table-cell table:formula="of:=VLOOKUP([.A23];[.$M$1:.$W$12];5;0)" office:value-type="float" office:value="48">
            <text:p>48</text:p>
          </table:table-cell>
          <table:table-cell table:style-name="ce29" table:formula="of:=60/[.E23]*[.C23]" office:value-type="float" office:value="1.25">
            <text:p>1,25</text:p>
          </table:table-cell>
          <table:table-cell table:formula="of:=[.E$32]" office:value-type="float" office:value="60">
            <text:p>60</text:p>
          </table:table-cell>
          <table:table-cell table:formula="of:=[.D23]*[.F23]*[.G23]" office:value-type="float" office:value="75">
            <text:p>75</text:p>
          </table:table-cell>
          <table:table-cell table:number-columns-repeated="1016"/>
        </table:table-row>
        <table:table-row table:style-name="ro9">
          <table:table-cell office:value-type="string">
            <text:p>4_Delete_Ticket</text:p>
          </table:table-cell>
          <table:table-cell office:value-type="string">
            <text:p>ChooseTicketForDelete</text:p>
          </table:table-cell>
          <table:table-cell office:value-type="float" office:value="1">
            <text:p>1</text:p>
          </table:table-cell>
          <table:table-cell table:formula="of:=VLOOKUP([.A24];[.$M$1:.$W$12];6;0)" office:value-type="float" office:value="1">
            <text:p>1</text:p>
          </table:table-cell>
          <table:table-cell table:formula="of:=VLOOKUP([.A24];[.$M$1:.$W$12];5;0)" office:value-type="float" office:value="48">
            <text:p>48</text:p>
          </table:table-cell>
          <table:table-cell table:style-name="ce29" table:formula="of:=60/[.E24]*[.C24]" office:value-type="float" office:value="1.25">
            <text:p>1,25</text:p>
          </table:table-cell>
          <table:table-cell table:formula="of:=[.E$32]" office:value-type="float" office:value="60">
            <text:p>60</text:p>
          </table:table-cell>
          <table:table-cell table:formula="of:=[.D24]*[.F24]*[.G24]" office:value-type="float" office:value="75">
            <text:p>75</text:p>
          </table:table-cell>
          <table:table-cell table:number-columns-repeated="1016"/>
        </table:table-row>
        <table:table-row table:style-name="ro9">
          <table:table-cell office:value-type="string">
            <text:p>4_Delete_Ticket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25];[.$M$1:.$W$12];6;0)" office:value-type="float" office:value="1">
            <text:p>1</text:p>
          </table:table-cell>
          <table:table-cell table:formula="of:=VLOOKUP([.A25];[.$M$1:.$W$12];5;0)" office:value-type="float" office:value="48">
            <text:p>48</text:p>
          </table:table-cell>
          <table:table-cell table:style-name="ce29" table:formula="of:=60/[.E25]*[.C25]" office:value-type="float" office:value="1.25">
            <text:p>1,25</text:p>
          </table:table-cell>
          <table:table-cell table:formula="of:=[.E$32]" office:value-type="float" office:value="60">
            <text:p>60</text:p>
          </table:table-cell>
          <table:table-cell table:formula="of:=[.D25]*[.F25]*[.G25]" office:value-type="float" office:value="75">
            <text:p>75</text:p>
          </table:table-cell>
          <table:table-cell table:number-columns-repeated="1016"/>
        </table:table-row>
        <table:table-row table:style-name="ro9">
          <table:table-cell office:value-type="string">
            <text:p>5_Sign_Up</text:p>
          </table:table-cell>
          <table:table-cell office:value-type="string">
            <text:p>MainPage</text:p>
          </table:table-cell>
          <table:table-cell office:value-type="float" office:value="2">
            <text:p>2</text:p>
          </table:table-cell>
          <table:table-cell table:formula="of:=VLOOKUP([.A26];[.$M$1:.$W$12];6;0)" office:value-type="float" office:value="2">
            <text:p>2</text:p>
          </table:table-cell>
          <table:table-cell table:formula="of:=VLOOKUP([.A26];[.$M$1:.$W$12];5;0)" office:value-type="float" office:value="74.5">
            <text:p>74,5</text:p>
          </table:table-cell>
          <table:table-cell table:style-name="ce29" table:formula="of:=60/[.E26]*[.C26]" office:value-type="float" office:value="1.61073825503356">
            <text:p>1,61</text:p>
          </table:table-cell>
          <table:table-cell table:formula="of:=[.E$32]" office:value-type="float" office:value="60">
            <text:p>60</text:p>
          </table:table-cell>
          <table:table-cell table:formula="of:=[.D26]*[.F26]*[.G26]" office:value-type="float" office:value="193.288590604027">
            <text:p>193</text:p>
          </table:table-cell>
          <table:table-cell table:number-columns-repeated="1016"/>
        </table:table-row>
        <table:table-row table:style-name="ro9">
          <table:table-cell office:value-type="string">
            <text:p>5_Sign_Up</text:p>
          </table:table-cell>
          <table:table-cell office:value-type="string">
            <text:p>FillingForm</text:p>
          </table:table-cell>
          <table:table-cell office:value-type="float" office:value="1">
            <text:p>1</text:p>
          </table:table-cell>
          <table:table-cell table:formula="of:=VLOOKUP([.A27];[.$M$1:.$W$12];6;0)" office:value-type="float" office:value="2">
            <text:p>2</text:p>
          </table:table-cell>
          <table:table-cell table:formula="of:=VLOOKUP([.A27];[.$M$1:.$W$12];5;0)" office:value-type="float" office:value="74.5">
            <text:p>74,5</text:p>
          </table:table-cell>
          <table:table-cell table:style-name="ce29" table:formula="of:=60/[.E27]*[.C27]" office:value-type="float" office:value="0.805369127516778">
            <text:p>0,81</text:p>
          </table:table-cell>
          <table:table-cell table:formula="of:=[.E$32]" office:value-type="float" office:value="60">
            <text:p>60</text:p>
          </table:table-cell>
          <table:table-cell table:formula="of:=[.D27]*[.F27]*[.G27]" office:value-type="float" office:value="96.6442953020134">
            <text:p>97</text:p>
          </table:table-cell>
          <table:table-cell table:number-columns-repeated="1016"/>
        </table:table-row>
        <table:table-row table:style-name="ro9">
          <table:table-cell office:value-type="string">
            <text:p>5_Sign_Up</text:p>
          </table:table-cell>
          <table:table-cell office:value-type="string">
            <text:p>ContinueButton</text:p>
          </table:table-cell>
          <table:table-cell office:value-type="float" office:value="1">
            <text:p>1</text:p>
          </table:table-cell>
          <table:table-cell table:formula="of:=VLOOKUP([.A28];[.$M$1:.$W$12];6;0)" office:value-type="float" office:value="2">
            <text:p>2</text:p>
          </table:table-cell>
          <table:table-cell table:formula="of:=VLOOKUP([.A28];[.$M$1:.$W$12];5;0)" office:value-type="float" office:value="74.5">
            <text:p>74,5</text:p>
          </table:table-cell>
          <table:table-cell table:style-name="ce29" table:formula="of:=60/[.E28]*[.C28]" office:value-type="float" office:value="0.805369127516778">
            <text:p>0,81</text:p>
          </table:table-cell>
          <table:table-cell table:formula="of:=[.E$32]" office:value-type="float" office:value="60">
            <text:p>60</text:p>
          </table:table-cell>
          <table:table-cell table:formula="of:=[.D28]*[.F28]*[.G28]" office:value-type="float" office:value="96.6442953020134">
            <text:p>97</text:p>
          </table:table-cell>
          <table:table-cell table:number-columns-repeated="1016"/>
        </table:table-row>
        <table:table-row table:style-name="ro9">
          <table:table-cell office:value-type="string">
            <text:p>5_Sign_Up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29];[.$M$1:.$W$12];6;0)" office:value-type="float" office:value="2">
            <text:p>2</text:p>
          </table:table-cell>
          <table:table-cell table:formula="of:=VLOOKUP([.A29];[.$M$1:.$W$12];5;0)" office:value-type="float" office:value="74.5">
            <text:p>74,5</text:p>
          </table:table-cell>
          <table:table-cell table:style-name="ce29" table:formula="of:=60/[.E29]*[.C29]" office:value-type="float" office:value="0.805369127516778">
            <text:p>0,81</text:p>
          </table:table-cell>
          <table:table-cell table:formula="of:=[.E$32]" office:value-type="float" office:value="60">
            <text:p>60</text:p>
          </table:table-cell>
          <table:table-cell table:formula="of:=[.D29]*[.F29]*[.G29]" office:value-type="float" office:value="96.6442953020134">
            <text:p>97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 table:style-name="Default" table:number-columns-repeated="2"/>
          <table:table-cell/>
          <table:table-cell table:style-name="Default" office:value-type="string">
            <text:p>Длительность</text:p>
          </table:table-cell>
          <table:table-cell office:value-type="float" office:value="60">
            <text:p>60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/>
          <table:table-cell table:style-name="ce29"/>
          <table:table-cell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5">
          <table:table-cell table:style-name="ce17" office:value-type="string">
            <text:p>Статистика</text:p>
          </table:table-cell>
          <table:table-cell table:style-name="ce17" office:value-type="string">
            <text:p>Интенсивность по статистике запросов / 20 мин.</text:p>
          </table:table-cell>
          <table:table-cell table:style-name="ce23" office:value-type="string">
            <text:p>Расчетная интенсивность запросов / 20 мин</text:p>
          </table:table-cell>
          <table:table-cell table:style-name="ce23" office:value-type="string">
            <text:p>% Соотвествия расчетанной интенсивности статистики</text:p>
          </table:table-cell>
          <table:table-cell table:number-columns-repeated="2"/>
          <table:table-cell table:style-name="ce23" office:value-type="string">
            <text:p>Расчетная интенсивность запросов / 20 мин</text:p>
          </table:table-cell>
          <table:table-cell table:style-name="ce23" office:value-type="string">
            <text:p>Фактическая интенсивность в тесте</text:p>
          </table:table-cell>
          <table:table-cell table:style-name="ce23" office:value-type="string">
            <text:p>% Отклонение от Профиля</text:p>
          </table:table-cell>
          <table:table-cell table:number-columns-repeated="1015"/>
        </table:table-row>
        <table:table-row table:style-name="ro16">
          <table:table-cell table:style-name="ce17" office:value-type="string">
            <text:p>MainPage</text:p>
          </table:table-cell>
          <table:table-cell table:style-name="ce22" table:formula="of:=520/3" office:value-type="float" office:value="173.333333333333">
            <text:p>173,3333333333</text:p>
          </table:table-cell>
          <table:table-cell table:style-name="ce24" table:formula="of:=GETPIVOTDATA(&quot;Итого&quot;;[.$I$1];&quot;transaction rq&quot;;[.A36])" office:value-type="float" office:value="508.288590604027">
            <text:p>508</text:p>
          </table:table-cell>
          <table:table-cell table:style-name="ce27" table:formula="of:=1-[.B36]/[.C36]" office:value-type="percentage" office:value="0.658986377940626">
            <text:p>66%</text:p>
          </table:table-cell>
          <table:table-cell table:number-columns-repeated="2"/>
          <table:table-cell table:style-name="ce30" table:formula="of:=[.B36]" office:value-type="float" office:value="173.333333333333">
            <text:p>173,3333333333</text:p>
          </table:table-cell>
          <table:table-cell table:style-name="ce30" office:value-type="float" office:value="253">
            <text:p>253</text:p>
          </table:table-cell>
          <table:table-cell table:style-name="ce52" table:formula="of:=1-[.G36]/[.H36]" office:value-type="percentage" office:value="0.314888010540184">
            <text:p>31%</text:p>
          </table:table-cell>
          <table:table-cell table:number-columns-repeated="1015"/>
        </table:table-row>
        <table:table-row table:style-name="ro16">
          <table:table-cell table:style-name="ce17" office:value-type="string">
            <text:p>Flights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37])" office:value-type="float" office:value="276">
            <text:p>276</text:p>
          </table:table-cell>
          <table:table-cell table:style-name="ce27" table:formula="of:=1-[.B37]/[.C37]" office:value-type="percentage" office:value="0.659420289855072">
            <text:p>66%</text:p>
          </table:table-cell>
          <table:table-cell table:number-columns-repeated="2"/>
          <table:table-cell table:style-name="ce30" table:formula="of:=[.B37]" office:value-type="float" office:value="94">
            <text:p>94</text:p>
          </table:table-cell>
          <table:table-cell table:style-name="ce30" office:value-type="float" office:value="99">
            <text:p>99</text:p>
          </table:table-cell>
          <table:table-cell table:style-name="ce52" table:formula="of:=1-[.G37]/[.H37]" office:value-type="percentage" office:value="0.0505050505050505">
            <text:p>5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Login</text:p>
          </table:table-cell>
          <table:table-cell table:style-name="ce22" table:formula="of:=422/3" office:value-type="float" office:value="140.666666666667">
            <text:p>140,6666666667</text:p>
          </table:table-cell>
          <table:table-cell table:style-name="ce24" table:formula="of:=GETPIVOTDATA(&quot;Итого&quot;;[.$I$1];&quot;transaction rq&quot;;[.A38])" office:value-type="float" office:value="411">
            <text:p>411</text:p>
          </table:table-cell>
          <table:table-cell table:style-name="ce27" table:formula="of:=1-[.B38]/[.C38]" office:value-type="percentage" office:value="0.657745336577453">
            <text:p>66%</text:p>
          </table:table-cell>
          <table:table-cell table:number-columns-repeated="2"/>
          <table:table-cell table:style-name="ce30" table:formula="of:=[.B38]" office:value-type="float" office:value="140.666666666667">
            <text:p>140,6666666667</text:p>
          </table:table-cell>
          <table:table-cell table:style-name="ce30" office:value-type="float" office:value="183">
            <text:p>183</text:p>
          </table:table-cell>
          <table:table-cell table:style-name="ce52" table:formula="of:=1-[.G38]/[.H38]" office:value-type="percentage" office:value="0.231329690346084">
            <text:p>23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ChooseTicket_rnd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39])" office:value-type="float" office:value="276">
            <text:p>276</text:p>
          </table:table-cell>
          <table:table-cell table:style-name="ce28" table:formula="of:=1-[.B39]/[.C39]" office:value-type="percentage" office:value="0.659420289855072">
            <text:p>66%</text:p>
          </table:table-cell>
          <table:table-cell table:style-name="Excel_20_Built-in_20_Percent"/>
          <table:table-cell/>
          <table:table-cell table:style-name="ce30" table:formula="of:=[.B39]" office:value-type="float" office:value="94">
            <text:p>94</text:p>
          </table:table-cell>
          <table:table-cell table:style-name="ce30" office:value-type="float" office:value="99">
            <text:p>99</text:p>
          </table:table-cell>
          <table:table-cell table:style-name="ce52" table:formula="of:=1-[.G39]/[.H39]" office:value-type="percentage" office:value="0.0505050505050505">
            <text:p>5%</text:p>
          </table:table-cell>
          <table:table-cell table:number-columns-repeated="3"/>
          <table:table-cell table:style-name="ce59"/>
          <table:table-cell table:number-columns-repeated="1011"/>
        </table:table-row>
        <table:table-row table:style-name="ro17">
          <table:table-cell table:style-name="ce18" office:value-type="string">
            <text:p>PaymentDetails</text:p>
          </table:table-cell>
          <table:table-cell table:style-name="ce22" table:formula="of:=175/3" office:value-type="float" office:value="58.3333333333333">
            <text:p>58,3333333333</text:p>
          </table:table-cell>
          <table:table-cell table:style-name="ce24" table:formula="of:=GETPIVOTDATA(&quot;Итого&quot;;[.$I$1];&quot;transaction rq&quot;;[.A40])" office:value-type="float" office:value="180">
            <text:p>180</text:p>
          </table:table-cell>
          <table:table-cell table:style-name="ce28" table:formula="of:=1-[.B40]/[.C40]" office:value-type="percentage" office:value="0.675925925925926">
            <text:p>68%</text:p>
          </table:table-cell>
          <table:table-cell table:style-name="Excel_20_Built-in_20_Percent"/>
          <table:table-cell/>
          <table:table-cell table:style-name="ce30" table:formula="of:=[.B40]" office:value-type="float" office:value="58.3333333333333">
            <text:p>58,3333333333</text:p>
          </table:table-cell>
          <table:table-cell table:style-name="ce30" office:value-type="float" office:value="64">
            <text:p>64</text:p>
          </table:table-cell>
          <table:table-cell table:style-name="ce52" table:formula="of:=1-[.G40]/[.H40]" office:value-type="percentage" office:value="0.0885416666666666">
            <text:p>9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Itinerary</text:p>
          </table:table-cell>
          <table:table-cell table:style-name="ce22" table:formula="of:=280/3" office:value-type="float" office:value="93.3333333333333">
            <text:p>93,3333333333</text:p>
          </table:table-cell>
          <table:table-cell table:style-name="ce24" table:formula="of:=GETPIVOTDATA(&quot;Итого&quot;;[.$I$1];&quot;transaction rq&quot;;[.A41])" office:value-type="float" office:value="267">
            <text:p>267</text:p>
          </table:table-cell>
          <table:table-cell table:style-name="ce28" table:formula="of:=1-[.B41]/[.C41]" office:value-type="percentage" office:value="0.65043695380774">
            <text:p>65%</text:p>
          </table:table-cell>
          <table:table-cell table:style-name="Excel_20_Built-in_20_Percent"/>
          <table:table-cell/>
          <table:table-cell table:style-name="ce30" table:formula="of:=[.B41]" office:value-type="float" office:value="93.3333333333333">
            <text:p>93,3333333333</text:p>
          </table:table-cell>
          <table:table-cell table:style-name="ce30" office:value-type="float" office:value="130">
            <text:p>130</text:p>
          </table:table-cell>
          <table:table-cell table:style-name="ce52" table:formula="of:=1-[.G41]/[.H41]" office:value-type="percentage" office:value="0.282051282051282">
            <text:p>28%</text:p>
          </table:table-cell>
          <table:table-cell table:number-columns-repeated="1015"/>
        </table:table-row>
        <table:table-row table:style-name="ro18">
          <table:table-cell table:style-name="ce18" office:value-type="string">
            <text:p>ChooseTicketForDelete</text:p>
          </table:table-cell>
          <table:table-cell table:style-name="ce22" table:formula="of:=73/3" office:value-type="float" office:value="24.3333333333333">
            <text:p>24,3333333333</text:p>
          </table:table-cell>
          <table:table-cell table:style-name="ce24" table:formula="of:=GETPIVOTDATA(&quot;Итого&quot;;[.$I$1];&quot;transaction rq&quot;;[.A42])" office:value-type="float" office:value="75">
            <text:p>75</text:p>
          </table:table-cell>
          <table:table-cell table:style-name="ce28" table:formula="of:=1-[.B42]/[.C42]" office:value-type="percentage" office:value="0.675555555555556">
            <text:p>68%</text:p>
          </table:table-cell>
          <table:table-cell table:style-name="Excel_20_Built-in_20_Percent"/>
          <table:table-cell/>
          <table:table-cell table:style-name="ce30" table:formula="of:=[.B42]" office:value-type="float" office:value="24.3333333333333">
            <text:p>24,3333333333</text:p>
          </table:table-cell>
          <table:table-cell table:style-name="ce30" office:value-type="float" office:value="61">
            <text:p>61</text:p>
          </table:table-cell>
          <table:table-cell table:style-name="ce52" table:formula="of:=1-[.G42]/[.H42]" office:value-type="percentage" office:value="0.601092896174863">
            <text:p>60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SignOff</text:p>
          </table:table-cell>
          <table:table-cell table:style-name="ce22" table:formula="of:=326/3" office:value-type="float" office:value="108.666666666667">
            <text:p>108,6666666667</text:p>
          </table:table-cell>
          <table:table-cell table:style-name="ce24" table:formula="of:=GETPIVOTDATA(&quot;Итого&quot;;[.$I$1];&quot;transaction rq&quot;;[.A43])" office:value-type="float" office:value="327.644295302013">
            <text:p>328</text:p>
          </table:table-cell>
          <table:table-cell table:style-name="ce28" table:formula="of:=1-[.B43]/[.C43]" office:value-type="percentage" office:value="0.668339512621452">
            <text:p>67%</text:p>
          </table:table-cell>
          <table:table-cell table:style-name="Excel_20_Built-in_20_Percent"/>
          <table:table-cell/>
          <table:table-cell table:style-name="ce30" table:formula="of:=[.B43]" office:value-type="float" office:value="108.666666666667">
            <text:p>108,6666666667</text:p>
          </table:table-cell>
          <table:table-cell table:style-name="ce31" office:value-type="float" office:value="182">
            <text:p>182</text:p>
          </table:table-cell>
          <table:table-cell table:style-name="ce52" table:formula="of:=1-[.G43]/[.H43]" office:value-type="percentage" office:value="0.402930402930403">
            <text:p>40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FillingForm</text:p>
          </table:table-cell>
          <table:table-cell table:style-name="ce22" table:formula="of:=97/3" office:value-type="float" office:value="32.3333333333333">
            <text:p>32,3333333333</text:p>
          </table:table-cell>
          <table:table-cell table:style-name="ce24" table:formula="of:=GETPIVOTDATA(&quot;Итого&quot;;[.$I$1];&quot;transaction rq&quot;;[.A44])" office:value-type="float" office:value="96.6442953020134">
            <text:p>97</text:p>
          </table:table-cell>
          <table:table-cell table:style-name="ce28" table:formula="of:=1-[.B44]/[.C44]" office:value-type="percentage" office:value="0.665439814814815">
            <text:p>67%</text:p>
          </table:table-cell>
          <table:table-cell table:style-name="Excel_20_Built-in_20_Percent"/>
          <table:table-cell/>
          <table:table-cell table:style-name="ce30" table:formula="of:=[.B44]" office:value-type="float" office:value="32.3333333333333">
            <text:p>32,3333333333</text:p>
          </table:table-cell>
          <table:table-cell table:style-name="ce31" office:value-type="float" office:value="35">
            <text:p>35</text:p>
          </table:table-cell>
          <table:table-cell table:style-name="ce52" table:formula="of:=1-[.G44]/[.H44]" office:value-type="percentage" office:value="0.0761904761904761">
            <text:p>8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ContinueButton</text:p>
          </table:table-cell>
          <table:table-cell table:style-name="ce22" table:formula="of:=97/3" office:value-type="float" office:value="32.3333333333333">
            <text:p>32,3333333333</text:p>
          </table:table-cell>
          <table:table-cell table:style-name="ce24" table:formula="of:=GETPIVOTDATA(&quot;Итого&quot;;[.$I$1];&quot;transaction rq&quot;;[.A45])" office:value-type="float" office:value="96.6442953020134">
            <text:p>97</text:p>
          </table:table-cell>
          <table:table-cell table:style-name="ce28" table:formula="of:=1-[.B45]/[.C45]" office:value-type="percentage" office:value="0.665439814814815">
            <text:p>67%</text:p>
          </table:table-cell>
          <table:table-cell table:style-name="Excel_20_Built-in_20_Percent"/>
          <table:table-cell/>
          <table:table-cell table:style-name="ce30" table:formula="of:=[.B45]" office:value-type="float" office:value="32.3333333333333">
            <text:p>32,3333333333</text:p>
          </table:table-cell>
          <table:table-cell table:style-name="ce31" office:value-type="float" office:value="35">
            <text:p>35</text:p>
          </table:table-cell>
          <table:table-cell table:style-name="ce52" table:formula="of:=1-[.G45]/[.H45]" office:value-type="percentage" office:value="0.0761904761904761">
            <text:p>8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FindFlight_rnd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46])" office:value-type="float" office:value="276">
            <text:p>276</text:p>
          </table:table-cell>
          <table:table-cell table:style-name="ce28" table:formula="of:=1-[.B46]/[.C46]" office:value-type="percentage" office:value="0.659420289855072">
            <text:p>66%</text:p>
          </table:table-cell>
          <table:table-cell table:style-name="Excel_20_Built-in_20_Percent"/>
          <table:table-cell/>
          <table:table-cell table:style-name="ce30" table:formula="of:=[.B46]" office:value-type="float" office:value="94">
            <text:p>94</text:p>
          </table:table-cell>
          <table:table-cell table:style-name="ce31" office:value-type="float" office:value="99">
            <text:p>99</text:p>
          </table:table-cell>
          <table:table-cell table:style-name="ce52" table:formula="of:=1-[.G46]/[.H46]" office:value-type="percentage" office:value="0.0505050505050505">
            <text:p>5%</text:p>
          </table:table-cell>
          <table:table-cell table:number-columns-repeated="1015"/>
        </table:table-row>
        <table:table-row table:style-name="ro17">
          <table:table-cell table:style-name="ce19" office:value-type="string">
            <text:p>Итого</text:p>
          </table:table-cell>
          <table:table-cell table:style-name="ce22" table:formula="of:=SUM([.B36:.B46])" office:value-type="float" office:value="945.333333333333">
            <text:p>945,3333333333</text:p>
          </table:table-cell>
          <table:table-cell table:style-name="ce25" table:formula="of:=SUM([.C35:.C46])" office:value-type="float" office:value="2790.22147651007">
            <text:p>2790</text:p>
          </table:table-cell>
          <table:table-cell table:style-name="ce28" table:formula="of:=1-[.B47]/[.C47]" office:value-type="percentage" office:value="0.661197743157031">
            <text:p>66%</text:p>
          </table:table-cell>
          <table:table-cell table:style-name="Excel_20_Built-in_20_Percent"/>
          <table:table-cell/>
          <table:table-cell table:style-name="ce31" table:formula="of:=SUM([.G36:.G46])" office:value-type="float" office:value="945.333333333333">
            <text:p>945,3333333333</text:p>
          </table:table-cell>
          <table:table-cell table:style-name="ce31" table:formula="of:=SUM([.H36:.H46])" office:value-type="float" office:value="1240">
            <text:p>1240</text:p>
          </table:table-cell>
          <table:table-cell table:style-name="ce52" table:formula="of:=1-[.G47]/[.H47]" office:value-type="percentage" office:value="0.23763440860215">
            <text:p>24%</text:p>
          </table:table-cell>
          <table:table-cell table:number-columns-repeated="1015"/>
        </table:table-row>
        <table:table-row table:style-name="ro19">
          <table:table-cell table:style-name="Default" table:number-columns-repeated="2"/>
          <table:table-cell/>
          <table:table-cell table:style-name="Default"/>
          <table:table-cell table:style-name="Excel_20_Built-in_20_Percent"/>
          <table:table-cell table:number-columns-repeated="2"/>
          <table:table-cell table:style-name="Excel_20_Built-in_20_Percent"/>
          <table:table-cell table:number-columns-repeated="4"/>
          <table:table-cell table:style-name="ce60"/>
          <table:table-cell table:number-columns-repeated="1011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/>
          <table:table-cell table:style-name="Excel_20_Built-in_20_Percent"/>
          <table:table-cell table:number-columns-repeated="2"/>
          <table:table-cell table:style-name="Excel_20_Built-in_20_Percent"/>
          <table:table-cell table:number-columns-repeated="1016"/>
        </table:table-row>
        <table:table-row table:style-name="ro15">
          <table:table-cell table:style-name="ce17" office:value-type="string">
            <text:p>Статистика</text:p>
          </table:table-cell>
          <table:table-cell table:style-name="ce17" office:value-type="string">
            <text:p>Интенсивность по статистике запросов / 1 час</text:p>
          </table:table-cell>
          <table:table-cell table:style-name="ce23" office:value-type="string">
            <text:p>Расчетная интенсивность запросов / 1 час</text:p>
          </table:table-cell>
          <table:table-cell table:style-name="ce23" office:value-type="string">
            <text:p>% Соотвествия расчетанной интенсивности статистики</text:p>
          </table:table-cell>
          <table:table-cell table:number-columns-repeated="3"/>
          <table:table-cell table:style-name="Excel_20_Built-in_20_Percent"/>
          <table:table-cell table:number-columns-repeated="1016"/>
        </table:table-row>
        <table:table-row table:style-name="ro16">
          <table:table-cell table:style-name="ce17" office:value-type="string">
            <text:p>MainPage</text:p>
          </table:table-cell>
          <table:table-cell table:style-name="ce22" table:formula="of:=520" office:value-type="float" office:value="520">
            <text:p>520</text:p>
          </table:table-cell>
          <table:table-cell table:style-name="ce24" table:formula="of:=GETPIVOTDATA(&quot;Итого&quot;;[.$I$1];&quot;transaction rq&quot;;[.A52])" office:value-type="float" office:value="508.288590604027">
            <text:p>508</text:p>
          </table:table-cell>
          <table:table-cell table:style-name="ce27" table:formula="of:=1-[.B52]/[.C52]" office:value-type="percentage" office:value="-0.0230408661781212">
            <text:p>-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7" office:value-type="string">
            <text:p>Flights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53])" office:value-type="float" office:value="276">
            <text:p>276</text:p>
          </table:table-cell>
          <table:table-cell table:style-name="ce27" table:formula="of:=1-[.B53]/[.C53]" office:value-type="percentage" office:value="-0.0217391304347827">
            <text:p>-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Login</text:p>
          </table:table-cell>
          <table:table-cell table:style-name="ce22" table:formula="of:=422" office:value-type="float" office:value="422">
            <text:p>422</text:p>
          </table:table-cell>
          <table:table-cell table:style-name="ce24" table:formula="of:=GETPIVOTDATA(&quot;Итого&quot;;[.$I$1];&quot;transaction rq&quot;;[.A54])" office:value-type="float" office:value="411">
            <text:p>411</text:p>
          </table:table-cell>
          <table:table-cell table:style-name="ce27" table:formula="of:=1-[.B54]/[.C54]" office:value-type="percentage" office:value="-0.02676399026764">
            <text:p>-3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ChooseTicket_rnd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55])" office:value-type="float" office:value="276">
            <text:p>276</text:p>
          </table:table-cell>
          <table:table-cell table:style-name="ce28" table:formula="of:=1-[.B55]/[.C55]" office:value-type="percentage" office:value="-0.0217391304347827">
            <text:p>-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PaymentDetails</text:p>
          </table:table-cell>
          <table:table-cell table:style-name="ce22" table:formula="of:=175" office:value-type="float" office:value="175">
            <text:p>175</text:p>
          </table:table-cell>
          <table:table-cell table:style-name="ce24" table:formula="of:=GETPIVOTDATA(&quot;Итого&quot;;[.$I$1];&quot;transaction rq&quot;;[.A56])" office:value-type="float" office:value="180">
            <text:p>180</text:p>
          </table:table-cell>
          <table:table-cell table:style-name="ce28" table:formula="of:=1-[.B56]/[.C56]" office:value-type="percentage" office:value="0.0277777777777778">
            <text:p>3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Itinerary</text:p>
          </table:table-cell>
          <table:table-cell table:style-name="ce22" table:formula="of:=280" office:value-type="float" office:value="280">
            <text:p>280</text:p>
          </table:table-cell>
          <table:table-cell table:style-name="ce24" table:formula="of:=GETPIVOTDATA(&quot;Итого&quot;;[.$I$1];&quot;transaction rq&quot;;[.A57])" office:value-type="float" office:value="267">
            <text:p>267</text:p>
          </table:table-cell>
          <table:table-cell table:style-name="ce28" table:formula="of:=1-[.B57]/[.C57]" office:value-type="percentage" office:value="-0.0486891385767789">
            <text:p>-5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8">
          <table:table-cell table:style-name="ce18" office:value-type="string">
            <text:p>ChooseTicketForDelete</text:p>
          </table:table-cell>
          <table:table-cell table:style-name="ce22" table:formula="of:=73" office:value-type="float" office:value="73">
            <text:p>73</text:p>
          </table:table-cell>
          <table:table-cell table:style-name="ce24" table:formula="of:=GETPIVOTDATA(&quot;Итого&quot;;[.$I$1];&quot;transaction rq&quot;;[.A58])" office:value-type="float" office:value="75">
            <text:p>75</text:p>
          </table:table-cell>
          <table:table-cell table:style-name="ce28" table:formula="of:=1-[.B58]/[.C58]" office:value-type="percentage" office:value="0.0266666666666666">
            <text:p>3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SignOff</text:p>
          </table:table-cell>
          <table:table-cell table:style-name="ce22" table:formula="of:=326" office:value-type="float" office:value="326">
            <text:p>326</text:p>
          </table:table-cell>
          <table:table-cell table:style-name="ce24" table:formula="of:=GETPIVOTDATA(&quot;Итого&quot;;[.$I$1];&quot;transaction rq&quot;;[.A59])" office:value-type="float" office:value="327.644295302013">
            <text:p>328</text:p>
          </table:table-cell>
          <table:table-cell table:style-name="ce28" table:formula="of:=1-[.B59]/[.C59]" office:value-type="percentage" office:value="0.00501853786435602">
            <text:p>1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FillingForm</text:p>
          </table:table-cell>
          <table:table-cell table:style-name="ce22" table:formula="of:=97" office:value-type="float" office:value="97">
            <text:p>97</text:p>
          </table:table-cell>
          <table:table-cell table:style-name="ce24" table:formula="of:=GETPIVOTDATA(&quot;Итого&quot;;[.$I$1];&quot;transaction rq&quot;;[.A60])" office:value-type="float" office:value="96.6442953020134">
            <text:p>97</text:p>
          </table:table-cell>
          <table:table-cell table:style-name="ce28" table:formula="of:=1-[.B60]/[.C60]" office:value-type="percentage" office:value="-0.00368055555555569">
            <text:p>0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ContinueButton</text:p>
          </table:table-cell>
          <table:table-cell table:style-name="ce22" table:formula="of:=97" office:value-type="float" office:value="97">
            <text:p>97</text:p>
          </table:table-cell>
          <table:table-cell table:style-name="ce24" table:formula="of:=GETPIVOTDATA(&quot;Итого&quot;;[.$I$1];&quot;transaction rq&quot;;[.A61])" office:value-type="float" office:value="96.6442953020134">
            <text:p>97</text:p>
          </table:table-cell>
          <table:table-cell table:style-name="ce28" table:formula="of:=1-[.B61]/[.C61]" office:value-type="percentage" office:value="-0.00368055555555569">
            <text:p>0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FindFlight_rnd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62])" office:value-type="float" office:value="276">
            <text:p>276</text:p>
          </table:table-cell>
          <table:table-cell table:style-name="ce28" table:formula="of:=1-[.B62]/[.C62]" office:value-type="percentage" office:value="-0.0217391304347827">
            <text:p>-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9" office:value-type="string">
            <text:p>Итого</text:p>
          </table:table-cell>
          <table:table-cell table:style-name="ce22" table:formula="of:=SUM([.B52:.B62])" office:value-type="float" office:value="2836">
            <text:p>2836</text:p>
          </table:table-cell>
          <table:table-cell table:style-name="ce25" table:formula="of:=SUM([.C51:.C62])" office:value-type="float" office:value="2790.22147651007">
            <text:p>2790</text:p>
          </table:table-cell>
          <table:table-cell table:style-name="ce28" table:formula="of:=1-[.B63]/[.C63]" office:value-type="percentage" office:value="-0.0164067705289084">
            <text:p>-2%</text:p>
          </table:table-cell>
          <table:table-cell table:number-columns-repeated="3"/>
          <table:table-cell table:style-name="Default"/>
          <table:table-cell table:number-columns-repeated="1016"/>
        </table:table-row>
      </table:table>
      <table:table table:name="Шаблоны соотвествие профилю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1007" table:default-cell-style-name="Default"/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рофиль для 5 пользаков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4"/>
          <table:table-cell table:style-name="ce38" office:value-type="string">
            <text:p>Наименование операции</text:p>
          </table:table-cell>
          <table:table-cell table:style-name="ce38" office:value-type="string">
            <text:p>Наименование транзакции</text:p>
          </table:table-cell>
          <table:table-cell table:style-name="ce38" office:value-type="string">
            <text:p>По профилю</text:p>
          </table:table-cell>
          <table:table-cell table:style-name="ce38" office:value-type="string">
            <text:p>По факту</text:p>
          </table:table-cell>
          <table:table-cell table:style-name="ce38" office:value-type="string">
            <text:p>% отклонения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Вход в систему</text:p>
          </table:table-cell>
          <table:table-cell table:style-name="ce43" office:value-type="string">
            <text:p>login</text:p>
          </table:table-cell>
          <table:table-cell table:style-name="ce45" office:value-type="float" office:value="368">
            <text:p>368</text:p>
          </table:table-cell>
          <table:table-cell table:style-name="ce43" table:formula="of:=121*3" office:value-type="float" office:value="363">
            <text:p>363</text:p>
          </table:table-cell>
          <table:table-cell table:style-name="ce48" table:formula="of:=1-[.G12]/[.H12]" office:value-type="percentage" office:value="-0.0137741046831956">
            <text:p>-1,38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Заполнение полей для поиска билета</text:p>
          </table:table-cell>
          <table:table-cell table:style-name="ce43" office:value-type="string">
            <text:p>fing_flight</text:p>
          </table:table-cell>
          <table:table-cell table:style-name="ce45" office:value-type="float" office:value="251">
            <text:p>251</text:p>
          </table:table-cell>
          <table:table-cell table:style-name="ce43" table:formula="of:=82*3" office:value-type="float" office:value="246">
            <text:p>246</text:p>
          </table:table-cell>
          <table:table-cell table:style-name="ce48" table:formula="of:=1-[.G13]/[.H13]" office:value-type="percentage" office:value="-0.0203252032520325">
            <text:p>-2,03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Выбор рейса из найденных</text:p>
          </table:table-cell>
          <table:table-cell table:style-name="ce43" office:value-type="string">
            <text:p>select_ticket</text:p>
          </table:table-cell>
          <table:table-cell table:style-name="ce45" office:value-type="float" office:value="251">
            <text:p>251</text:p>
          </table:table-cell>
          <table:table-cell table:style-name="ce43" table:formula="of:=82*3" office:value-type="float" office:value="246">
            <text:p>246</text:p>
          </table:table-cell>
          <table:table-cell table:style-name="ce48" table:formula="of:=1-[.G14]/[.H14]" office:value-type="percentage" office:value="-0.0203252032520325">
            <text:p>-2,03%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Оплата билета</text:p>
          </table:table-cell>
          <table:table-cell table:style-name="ce43" office:value-type="string">
            <text:p>payment_details</text:p>
          </table:table-cell>
          <table:table-cell table:style-name="ce45" office:value-type="float" office:value="175">
            <text:p>175</text:p>
          </table:table-cell>
          <table:table-cell table:style-name="ce43" table:formula="of:=56*3" office:value-type="float" office:value="168">
            <text:p>168</text:p>
          </table:table-cell>
          <table:table-cell table:style-name="ce49" table:formula="of:=1-[.G15]/[.H15]" office:value-type="percentage" office:value="-0.0416666666666667">
            <text:p>-4,17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Просмотр квитанции</text:p>
          </table:table-cell>
          <table:table-cell table:style-name="ce43" office:value-type="string">
            <text:p>Check_ticket</text:p>
          </table:table-cell>
          <table:table-cell table:style-name="ce45" office:value-type="float" office:value="159">
            <text:p>159</text:p>
          </table:table-cell>
          <table:table-cell table:style-name="ce45" table:formula="of:=56*3" office:value-type="float" office:value="168">
            <text:p>168</text:p>
          </table:table-cell>
          <table:table-cell table:style-name="ce48" table:formula="of:=1-[.G16]/[.H16]" office:value-type="percentage" office:value="0.0535714285714286">
            <text:p>5,36%</text:p>
          </table:table-cell>
          <table:table-cell table:number-columns-repeated="1015"/>
        </table:table-row>
        <table:table-row table:style-name="ro13">
          <table:table-cell table:number-columns-repeated="4"/>
          <table:table-cell table:style-name="ce39" office:value-type="string">
            <text:p>Отмена бронирования билета</text:p>
          </table:table-cell>
          <table:table-cell table:style-name="ce43" office:value-type="string">
            <text:p>Cancel_reservation</text:p>
          </table:table-cell>
          <table:table-cell table:style-name="ce45" office:value-type="float" office:value="73">
            <text:p>73</text:p>
          </table:table-cell>
          <table:table-cell table:style-name="ce43" table:formula="of:=25*3" office:value-type="float" office:value="75">
            <text:p>75</text:p>
          </table:table-cell>
          <table:table-cell table:style-name="ce48" table:formula="of:=1-[.G17]/[.H17]" office:value-type="percentage" office:value="0.0266666666666666">
            <text:p>2,67%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Выход из системы</text:p>
          </table:table-cell>
          <table:table-cell table:style-name="ce43" office:value-type="string">
            <text:p>logout</text:p>
          </table:table-cell>
          <table:table-cell table:style-name="ce45" office:value-type="float" office:value="326">
            <text:p>326</text:p>
          </table:table-cell>
          <table:table-cell table:style-name="ce43" table:formula="of:=104*3" office:value-type="float" office:value="312">
            <text:p>312</text:p>
          </table:table-cell>
          <table:table-cell table:style-name="ce48" table:formula="of:=1-[.G18]/[.H18]" office:value-type="percentage" office:value="-0.0448717948717949">
            <text:p>-4,49%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оиск максимума 3 ступень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0" office:value-type="string">
            <text:p>Наименование операции</text:p>
          </table:table-cell>
          <table:table-cell table:style-name="ce40" office:value-type="string">
            <text:p>Наименование транзакции</text:p>
          </table:table-cell>
          <table:table-cell table:style-name="ce40" office:value-type="string">
            <text:p>По профилю</text:p>
          </table:table-cell>
          <table:table-cell table:style-name="ce40" office:value-type="string">
            <text:p>По факту</text:p>
          </table:table-cell>
          <table:table-cell table:style-name="ce40" office:value-type="string">
            <text:p>% отклонения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ход в систему</text:p>
          </table:table-cell>
          <table:table-cell table:style-name="ce44" office:value-type="string">
            <text:p>login</text:p>
          </table:table-cell>
          <table:table-cell table:style-name="ce46" table:formula="of:=5*368" office:value-type="float" office:value="1840">
            <text:p>1840</text:p>
          </table:table-cell>
          <table:table-cell table:style-name="ce47" table:formula="of:=721*3" office:value-type="float" office:value="2163">
            <text:p>2163</text:p>
          </table:table-cell>
          <table:table-cell table:style-name="ce50" table:formula="of:=1-[.G26]/[.H26]" office:value-type="percentage" office:value="0.149329634766528">
            <text:p>14,93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Заполнение полей для поиска билета</text:p>
          </table:table-cell>
          <table:table-cell table:style-name="ce44" office:value-type="string">
            <text:p>fing_fligh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table:formula="of:=3*464" office:value-type="float" office:value="1392">
            <text:p>1392</text:p>
          </table:table-cell>
          <table:table-cell table:style-name="ce50" table:formula="of:=1-[.G27]/[.H27]" office:value-type="percentage" office:value="0.0984195402298851">
            <text:p>9,84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ыбор рейса из найденных</text:p>
          </table:table-cell>
          <table:table-cell table:style-name="ce44" office:value-type="string">
            <text:p>select_ticke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table:formula="of:=3*462" office:value-type="float" office:value="1386">
            <text:p>1386</text:p>
          </table:table-cell>
          <table:table-cell table:style-name="ce50" table:formula="of:=1-[.G28]/[.H28]" office:value-type="percentage" office:value="0.0945165945165946">
            <text:p>9,45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Оплата билета</text:p>
          </table:table-cell>
          <table:table-cell table:style-name="ce44" office:value-type="string">
            <text:p>payment_details</text:p>
          </table:table-cell>
          <table:table-cell table:style-name="ce46" table:formula="of:=5*175" office:value-type="float" office:value="875">
            <text:p>875</text:p>
          </table:table-cell>
          <table:table-cell table:style-name="ce47" table:formula="of:=3*314" office:value-type="float" office:value="942">
            <text:p>942</text:p>
          </table:table-cell>
          <table:table-cell table:style-name="ce51" table:formula="of:=1-[.G29]/[.H29]" office:value-type="percentage" office:value="0.0711252653927813">
            <text:p>7,11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Просмотр квитанции</text:p>
          </table:table-cell>
          <table:table-cell table:style-name="ce44" office:value-type="string">
            <text:p>Check_ticket</text:p>
          </table:table-cell>
          <table:table-cell table:style-name="ce46" table:formula="of:=5*159" office:value-type="float" office:value="795">
            <text:p>795</text:p>
          </table:table-cell>
          <table:table-cell table:style-name="ce47" table:formula="of:=3*330" office:value-type="float" office:value="990">
            <text:p>990</text:p>
          </table:table-cell>
          <table:table-cell table:style-name="ce50" table:formula="of:=1-[.G30]/[.H30]" office:value-type="percentage" office:value="0.196969696969697">
            <text:p>19,70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Отмена бронирования билета</text:p>
          </table:table-cell>
          <table:table-cell table:style-name="ce44" office:value-type="string">
            <text:p>Cancel_reservation</text:p>
          </table:table-cell>
          <table:table-cell table:style-name="ce46" table:formula="of:=5*73" office:value-type="float" office:value="365">
            <text:p>365</text:p>
          </table:table-cell>
          <table:table-cell table:style-name="ce47" table:formula="of:=3*141" office:value-type="float" office:value="423">
            <text:p>423</text:p>
          </table:table-cell>
          <table:table-cell table:style-name="ce50" table:formula="of:=1-[.G31]/[.H31]" office:value-type="percentage" office:value="0.137115839243499">
            <text:p>13,71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ыход из системы</text:p>
          </table:table-cell>
          <table:table-cell table:style-name="ce44" office:value-type="string">
            <text:p>logout</text:p>
          </table:table-cell>
          <table:table-cell table:style-name="ce46" table:formula="of:=5*326" office:value-type="float" office:value="1630">
            <text:p>1630</text:p>
          </table:table-cell>
          <table:table-cell table:style-name="ce47" table:formula="of:=3*599" office:value-type="float" office:value="1797">
            <text:p>1797</text:p>
          </table:table-cell>
          <table:table-cell table:style-name="ce50" table:formula="of:=1-[.G32]/[.H32]" office:value-type="percentage" office:value="0.0929326655537006">
            <text:p>9,29%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одтверждение максимума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0" office:value-type="string">
            <text:p>Наименование операции</text:p>
          </table:table-cell>
          <table:table-cell table:style-name="ce40" office:value-type="string">
            <text:p>Наименование транзакции</text:p>
          </table:table-cell>
          <table:table-cell table:style-name="ce40" office:value-type="string">
            <text:p>По профилю</text:p>
          </table:table-cell>
          <table:table-cell table:style-name="ce40" office:value-type="string">
            <text:p>По факту</text:p>
          </table:table-cell>
          <table:table-cell table:style-name="ce40" office:value-type="string">
            <text:p>% отклонения</text:p>
          </table:table-cell>
          <table:table-cell table:number-columns-repeated="2"/>
          <table:table-cell table:style-name="Обычный_20_3" office:value-type="string">
            <text:p>Transaction Name</text:p>
          </table:table-cell>
          <table:table-cell table:style-name="Обычный_20_3" office:value-type="string">
            <text:p>Pass</text:p>
          </table:table-cell>
          <table:table-cell table:style-name="Обычный_20_3" office:value-type="string">
            <text:p>Fail</text:p>
          </table:table-cell>
          <table:table-cell table:style-name="Обычный_20_3" office:value-type="string">
            <text:p>Stop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ход в систему</text:p>
          </table:table-cell>
          <table:table-cell table:style-name="ce44" office:value-type="string">
            <text:p>login</text:p>
          </table:table-cell>
          <table:table-cell table:style-name="ce46" table:formula="of:=5*368" office:value-type="float" office:value="1840">
            <text:p>1840</text:p>
          </table:table-cell>
          <table:table-cell table:style-name="ce47" office:value-type="float" office:value="2109">
            <text:p>2109</text:p>
          </table:table-cell>
          <table:table-cell table:style-name="ce50" table:formula="of:=1-[.G38]/[.H38]" office:value-type="percentage" office:value="0.127548601232812">
            <text:p>12,75%</text:p>
          </table:table-cell>
          <table:table-cell table:number-columns-repeated="2"/>
          <table:table-cell table:style-name="Обычный_20_3" office:value-type="string">
            <text:p>Cancel_reservation</text:p>
          </table:table-cell>
          <table:table-cell table:style-name="Обычный_20_3" office:value-type="float" office:value="377">
            <text:p>377</text:p>
          </table:table-cell>
          <table:table-cell table:style-name="Обычный_20_3" office:value-type="float" office:value="27">
            <text:p>27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Заполнение полей для поиска билета</text:p>
          </table:table-cell>
          <table:table-cell table:style-name="ce44" office:value-type="string">
            <text:p>fing_flight</text:p>
          </table:table-cell>
          <table:table-cell table:style-name="ce46" table:formula="of:=5*251" office:value-type="float" office:value="1255">
            <text:p>1255</text:p>
          </table:table-cell>
          <table:table-cell table:style-name="Обычный_20_3" office:value-type="float" office:value="1315">
            <text:p>1315</text:p>
          </table:table-cell>
          <table:table-cell table:style-name="ce50" table:formula="of:=1-[.G39]/[.H39]" office:value-type="percentage" office:value="0.0456273764258555">
            <text:p>4,56%</text:p>
          </table:table-cell>
          <table:table-cell table:number-columns-repeated="2"/>
          <table:table-cell table:style-name="Обычный_20_3" office:value-type="string">
            <text:p>Check_ticket</text:p>
          </table:table-cell>
          <table:table-cell table:style-name="Обычный_20_3" office:value-type="float" office:value="998">
            <text:p>998</text:p>
          </table:table-cell>
          <table:table-cell table:style-name="Обычный_20_3" office:value-type="float" office:value="1">
            <text:p>1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ыбор рейса из найденных</text:p>
          </table:table-cell>
          <table:table-cell table:style-name="ce44" office:value-type="string">
            <text:p>select_ticke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office:value-type="float" office:value="1315">
            <text:p>1315</text:p>
          </table:table-cell>
          <table:table-cell table:style-name="ce50" table:formula="of:=1-[.G40]/[.H40]" office:value-type="percentage" office:value="0.0456273764258555">
            <text:p>4,56%</text:p>
          </table:table-cell>
          <table:table-cell table:number-columns-repeated="2"/>
          <table:table-cell table:style-name="Обычный_20_3" office:value-type="string">
            <text:p>fing_flight</text:p>
          </table:table-cell>
          <table:table-cell table:style-name="Обычный_20_3" office:value-type="string">
            <text:p>1 315,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Оплата билета</text:p>
          </table:table-cell>
          <table:table-cell table:style-name="ce44" office:value-type="string">
            <text:p>payment_details</text:p>
          </table:table-cell>
          <table:table-cell table:style-name="ce46" table:formula="of:=5*175" office:value-type="float" office:value="875">
            <text:p>875</text:p>
          </table:table-cell>
          <table:table-cell table:style-name="Обычный_20_3" office:value-type="float" office:value="924">
            <text:p>924</text:p>
          </table:table-cell>
          <table:table-cell table:style-name="ce51" table:formula="of:=1-[.G41]/[.H41]" office:value-type="percentage" office:value="0.053030303030303">
            <text:p>5,30%</text:p>
          </table:table-cell>
          <table:table-cell table:number-columns-repeated="2"/>
          <table:table-cell table:style-name="Обычный_20_3" office:value-type="string">
            <text:p>login</text:p>
          </table:table-cell>
          <table:table-cell table:style-name="Обычный_20_3" office:value-type="string">
            <text:p>1 970,</text:p>
          </table:table-cell>
          <table:table-cell table:style-name="Обычный_20_3" office:value-type="float" office:value="139">
            <text:p>139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Просмотр квитанции</text:p>
          </table:table-cell>
          <table:table-cell table:style-name="ce44" office:value-type="string">
            <text:p>Check_ticket</text:p>
          </table:table-cell>
          <table:table-cell table:style-name="ce46" table:formula="of:=5*159" office:value-type="float" office:value="795">
            <text:p>795</text:p>
          </table:table-cell>
          <table:table-cell table:style-name="Обычный_20_3" office:value-type="float" office:value="998">
            <text:p>998</text:p>
          </table:table-cell>
          <table:table-cell table:style-name="ce50" table:formula="of:=1-[.G42]/[.H42]" office:value-type="percentage" office:value="0.203406813627255">
            <text:p>20,34%</text:p>
          </table:table-cell>
          <table:table-cell table:number-columns-repeated="2"/>
          <table:table-cell table:style-name="Обычный_20_3" office:value-type="string">
            <text:p>logout</text:p>
          </table:table-cell>
          <table:table-cell table:style-name="Обычный_20_3" office:value-type="string">
            <text:p>1 675,</text:p>
          </table:table-cell>
          <table:table-cell table:style-name="Обычный_20_3" office:value-type="float" office:value="1">
            <text:p>1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Отмена бронирования билета</text:p>
          </table:table-cell>
          <table:table-cell table:style-name="ce44" office:value-type="string">
            <text:p>Cancel_reservation</text:p>
          </table:table-cell>
          <table:table-cell table:style-name="ce46" table:formula="of:=5*73" office:value-type="float" office:value="365">
            <text:p>365</text:p>
          </table:table-cell>
          <table:table-cell table:style-name="Обычный_20_3" office:value-type="float" office:value="404">
            <text:p>404</text:p>
          </table:table-cell>
          <table:table-cell table:style-name="ce50" table:formula="of:=1-[.G43]/[.H43]" office:value-type="percentage" office:value="0.0965346534653465">
            <text:p>9,65%</text:p>
          </table:table-cell>
          <table:table-cell table:number-columns-repeated="2"/>
          <table:table-cell table:style-name="Обычный_20_3" office:value-type="string">
            <text:p>payment_details</text:p>
          </table:table-cell>
          <table:table-cell table:style-name="Обычный_20_3" office:value-type="float" office:value="924">
            <text:p>924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ыход из системы</text:p>
          </table:table-cell>
          <table:table-cell table:style-name="ce44" office:value-type="string">
            <text:p>logout</text:p>
          </table:table-cell>
          <table:table-cell table:style-name="ce46" table:formula="of:=5*326" office:value-type="float" office:value="1630">
            <text:p>1630</text:p>
          </table:table-cell>
          <table:table-cell table:style-name="ce47" office:value-type="float" office:value="1675">
            <text:p>1675</text:p>
          </table:table-cell>
          <table:table-cell table:style-name="ce50" table:formula="of:=1-[.G44]/[.H44]" office:value-type="percentage" office:value="0.0268656716417911">
            <text:p>2,69%</text:p>
          </table:table-cell>
          <table:table-cell table:number-columns-repeated="2"/>
          <table:table-cell table:style-name="Обычный_20_3" office:value-type="string">
            <text:p>select_ticket</text:p>
          </table:table-cell>
          <table:table-cell table:style-name="Обычный_20_3" office:value-type="string">
            <text:p>1 315,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</table:table>
      <table:data-pilot-tables>
        <table:data-pilot-table table:name="Сводная таблица2" table:application-data="" table:target-range-address="'Автоматизированный расчет'.I1:'Автоматизированный расчет'.J17" table:buttons="'Автоматизированный расчет'.I1" table:ignore-empty-rows="true" table:show-filter-button="false">
          <table:source-cell-range table:cell-range-address="'Автоматизированный расчет'.A1:'Автоматизированный расчет'.H36"/>
          <table:data-pilot-field table:source-field-name="transaction rq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ChooseTicket" table:display="true" table:show-details="true"/>
                <table:data-pilot-member table:name="ChooseTicket_rnd" table:display="true" table:show-details="true"/>
                <table:data-pilot-member table:name="ChooseTicketForDelete" table:display="true" table:show-details="true"/>
                <table:data-pilot-member table:name="ContinueButton" table:display="true" table:show-details="true"/>
                <table:data-pilot-member table:name="FillingForm" table:display="true" table:show-details="true"/>
                <table:data-pilot-member table:name="FindFlight" table:display="true" table:show-details="true"/>
                <table:data-pilot-member table:name="FindFlight_rnd" table:display="true" table:show-details="true"/>
                <table:data-pilot-member table:name="Flights" table:display="true" table:show-details="true"/>
                <table:data-pilot-member table:name="Itinerary" table:display="true" table:show-details="true"/>
                <table:data-pilot-member table:name="Login" table:display="true" table:show-details="true"/>
                <table:data-pilot-member table:name="Main Page" table:display="true" table:show-details="true"/>
                <table:data-pilot-member table:name="MainPage" table:display="true" table:show-details="true"/>
                <table:data-pilot-member table:name="PaymentDetails" table:display="true" table:show-details="true"/>
                <table:data-pilot-member table:name="SignOf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Итого" table:orientation="data" table:used-hierarchy="0" table:function="sum">
            <table:data-pilot-level table:show-empty="false">
              <table:data-pilot-members>
                <table:data-pilot-member table:name="39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33" table:display="true" table:show-details="true"/>
                <table:data-pilot-member table:name="25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percentage-style style:name="N8010" number:language="ru" number:country="RU">
      <number:number number:decimal-places="0" number:min-integer-digits="1"/>
      <number:text>%</number:text>
    </number:percentage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5P0" style:volatile="true" number:language="ru" number:country="RU">
      <number:number number:decimal-places="0" number:min-integer-digits="1" number:grouping="true"/>
      <number:text>   </number:text>
    </number:number-style>
    <number:number-style style:name="N8145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45P0"/>
    </number:number-style>
    <number:number-style style:name="N8146P0" style:volatile="true" number:language="ru" number:country="RU">
      <number:number number:decimal-places="0" number:min-integer-digits="1" number:grouping="true"/>
      <number:text>   </number:text>
    </number:number-style>
    <number:number-style style:name="N8146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6P0"/>
    </number:number-style>
    <number:number-style style:name="N8147P0" style:volatile="true" number:language="ru" number:country="RU">
      <number:number number:decimal-places="2" number:min-integer-digits="1" number:grouping="true"/>
      <number:text>   </number:text>
    </number:number-style>
    <number:number-style style:name="N814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47P0"/>
    </number:number-style>
    <number:number-style style:name="N8148P0" style:volatile="true" number:language="ru" number:country="RU">
      <number:number number:decimal-places="2" number:min-integer-digits="1" number:grouping="true"/>
      <number:text>   </number:text>
    </number:number-style>
    <number:number-style style:name="N814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49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49P2" style:volatile="true" number:language="ru" number:country="RU">
      <number:text> -    </number:text>
    </number:number-style>
    <number:text-style style:name="N8149" number:language="ru" number:country="RU">
      <number:text> </number:text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number-style style:name="N8150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50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50P2" style:volatile="true" number:language="ru" number:country="RU">
      <number:text> -р. </number:text>
    </number:number-style>
    <number:text-style style:name="N8150" number:language="ru" number:country="RU">
      <number:text> </number:text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1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51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51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51" number:language="ru" number:country="RU">
      <number:text> </number:text>
      <number:text-content/>
      <number:text> </number:text>
      <style:map style:condition="value()&gt;0" style:apply-style-name="N8151P0"/>
      <style:map style:condition="value()&lt;0" style:apply-style-name="N8151P1"/>
      <style:map style:condition="value()=0" style:apply-style-name="N8151P2"/>
    </number:text-style>
    <number:number-style style:name="N8152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52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52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52" number:language="ru" number:country="RU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5b9bd5" style:border-line-width-bottom="0.035cm 0.035cm 0.035cm" style:diagonal-bl-tr="none" style:diagonal-tl-br="none" fo:border-left="none" fo:border-right="none" style:rotation-align="none" fo:border-top="0.035cm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20_3" style:display-name="Обычный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Percent" style:display-name="Excel Built-in Percent" style:family="table-cell" style:parent-style-name="Default" style:data-style-name="N8010"/>
    <style:style style:name="Угол_20_сводной_20_таблицы" style:display-name="Угол сводной таблицы" style:family="table-cell" style:parent-style-name="Default"/>
    <style:style style:name="Значение_20_сводной_20_таблицы" style:display-name="Значение сводной таблицы" style:family="table-cell" style:parent-style-name="Default"/>
    <style:style style:name="Поле_20_сводной_20_таблицы" style:display-name="Поле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оловок_20_сводной_20_таблицы" style:display-name="Заголовок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11.09.2021</text:date>, <text:time>14:11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Автоматизированный_20_расчет" style:display-name="PageStyle_Автоматизированный расч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Шаблоны_20_соотвествие_20_профилю" style:display-name="PageStyle_Шаблоны соотвествие профилю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1T14:10:57.12</dc:date>
    <meta:generator>OpenOffice/4.1.3$Win32 OpenOffice.org_project/413m1$Build-9783</meta:generator>
    <meta:editing-duration>PT3H14M22S</meta:editing-duration>
    <meta:editing-cycles>6</meta:editing-cycles>
    <meta:document-statistic meta:table-count="2" meta:cell-count="627" meta:object-count="0"/>
  </office:meta>
</office:document-meta>
</file>